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133.53mm"/>
    </style:style>
    <style:style style:name="co4" style:family="table-column">
      <style:table-column-properties fo:break-before="auto" style:column-width="97.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ro11" style:family="table-row">
      <style:table-row-properties style:row-height="12.63mm" fo:break-before="auto" style:use-optimal-row-height="true"/>
    </style:style>
    <style:style style:name="ro12" style:family="table-row">
      <style:table-row-properties style:row-height="8.68mm" fo:break-before="auto" style:use-optimal-row-height="true"/>
    </style:style>
    <style:style style:name="ro13" style:family="table-row">
      <style:table-row-properties style:row-height="13.42mm" fo:break-before="auto" style:use-optimal-row-height="true"/>
    </style:style>
    <style:style style:name="ro14" style:family="table-row">
      <style:table-row-properties style:row-height="13.16mm" fo:break-before="auto" style:use-optimal-row-height="true"/>
    </style:style>
    <style:style style:name="ro15" style:family="table-row">
      <style:table-row-properties style:row-height="16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untryCode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English short name</text:p>
          </table:table-cell>
          <table:table-cell office:value-type="string" calcext:value-type="string">
            <text:p>Frenc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Alpha-3 code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hanistan (l')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Åland(les Îles)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banie (l'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Algérie (l')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merican Samoa</text:p>
          </table:table-cell>
          <table:table-cell office:value-type="string" calcext:value-type="string">
            <text:p>Samoa américaines (les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ndorre (l')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ngola (l'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ntarctique (l')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entine (l')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rménie (l'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stralie (l')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utriche (l'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rbaïdjan (l')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Bahamas (the)</text:p>
          </table:table-cell>
          <table:table-cell office:value-type="string" calcext:value-type="string">
            <text:p>Bahamas (les)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angladesh (le)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arbade (la)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élarus (le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lgique (la)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elize (le)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énin (le)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ermudes (les)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houtan (le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4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string" calcext:value-type="string">
            <text:p>Bosnia and Herzegovina</text:p>
          </table:table-cell>
          <table:table-cell office:value-type="string" calcext:value-type="string">
            <text:p>Bosnie-Herzégovine (la)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otswana (le)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ouvet (l'Île)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ésil (le)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4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ndien (le Territoire britannique de l'océan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Brunei Darussalam</text:p>
          </table:table-cell>
          <table:table-cell office:value-type="string" calcext:value-type="string">
            <text:p>Brunéi Darussalam (le)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ulgarie (la)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urkina Faso (le)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urundi (le)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 (le)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ameroun (le)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a (le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yman Islands (the)</text:p>
          </table:table-cell>
          <table:table-cell office:value-type="string" calcext:value-type="string">
            <text:p>Caïmans (les Îles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République centrafricaine (la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had (le)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hili (le)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ine (la)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hristmas (l'Île)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4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ocos (les Îles)/ Keeling (les Îles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ombie (la)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Comoros (the)</text:p>
          </table:table-cell>
          <table:table-cell office:value-type="string" calcext:value-type="string">
            <text:p>Comores (les)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4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ongo (la République démocratique du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ongo (the)</text:p>
          </table:table-cell>
          <table:table-cell office:value-type="string" calcext:value-type="string">
            <text:p>Congo (l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ok Islands (the)</text:p>
          </table:table-cell>
          <table:table-cell office:value-type="string" calcext:value-type="string">
            <text:p>Cook (les Îles)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osta Rica (le)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ôte d'Ivoire (la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Croatie (la)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2"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Czechia</text:p>
          </table:table-cell>
          <table:table-cell office:value-type="string" calcext:value-type="string">
            <text:p>Tchéquie (l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anemark (le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 (l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3">
          <table:table-cell office:value-type="string" calcext:value-type="string">
            <text:p>Dominican Republic (the)</text:p>
          </table:table-cell>
          <table:table-cell office:value-type="string" calcext:value-type="string">
            <text:p>dominicaine (la République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Équateur (l')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Égypte (l')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3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 (la)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Érythrée (l')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stonie (l')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Eswatini (l')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Éthiopie (l')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3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alkland (les Îles)/Malouines (les Île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roe Islands (the)</text:p>
          </table:table-cell>
          <table:table-cell office:value-type="string" calcext:value-type="string">
            <text:p>Féroé (les Îles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idji (les)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nlande (la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nce (la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 (la )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olynésie française (la)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4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erres australes françaises (les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on (le)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Gambia (the)</text:p>
          </table:table-cell>
          <table:table-cell office:value-type="string" calcext:value-type="string">
            <text:p>Gambie (la)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éorgie (la)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Allemagne (l'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na (le)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èce (la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roenland (le)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renade (la)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uadeloupe (la)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uatemala (le)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uinée (la)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 (la)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yana (le)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4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eard-et-Îles MacDonald (l'Île)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oly See (the)</text:p>
          </table:table-cell>
          <table:table-cell office:value-type="string" calcext:value-type="string">
            <text:p>Saint-Siège (l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onduras (le)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ongrie (la)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lande (l'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de (l'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ndonésie (l'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Iran (Islamic Republic of)</text:p>
          </table:table-cell>
          <table:table-cell office:value-type="string" calcext:value-type="string">
            <text:p>Iran (République Islamique d'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raq (l'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rlande (l')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lie (l')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aïque (la)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apon (le)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rdanie (la)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akhstan (le)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ya (le)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Corée (la République populaire démocratique de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3">
          <table:table-cell office:value-type="string" calcext:value-type="string">
            <text:p>Korea (the Republic of)</text:p>
          </table:table-cell>
          <table:table-cell office:value-type="string" calcext:value-type="string">
            <text:p>Corée (la République de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oweït (le)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irghizistan (le)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4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o (la République démocratique populaire)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ettonie (la)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iban (le)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esotho (le)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ibéria (le)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ibye (la)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chtenstein (le)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ituanie (la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embourg (le)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5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Macédoine (l'ex‑République yougoslave de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alawi (le)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alaisie (la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aldives (les)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ali (le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shall Islands (the)</text:p>
          </table:table-cell>
          <table:table-cell office:value-type="string" calcext:value-type="string">
            <text:p>Marshall (les Îles)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artinique (la)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 (la)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ique (le)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3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Micronésie (États fédérés de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3">
          <table:table-cell office:value-type="string" calcext:value-type="string">
            <text:p>Moldova (the Republic of)</text:p>
          </table:table-cell>
          <table:table-cell office:value-type="string" calcext:value-type="string">
            <text:p>Moldova (la République de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ongolie (la)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onténégro (le)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roc (le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ambique (le)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yanmar (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ibie (la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épal (le)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etherlands (the)</text:p>
          </table:table-cell>
          <table:table-cell office:value-type="string" calcext:value-type="string">
            <text:p>Pays-Bas (les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uvelle-Calédonie (la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 (la)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aragua (le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Niger (the)</text:p>
          </table:table-cell>
          <table:table-cell office:value-type="string" calcext:value-type="string">
            <text:p>Niger (le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igéria (le)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orfolk (l'Île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3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ariannes du Nord (les Îles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rvège (la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kistan (le)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alaos (les)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Palestine, État d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ama (le)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3">
          <table:table-cell office:value-type="string" calcext:value-type="string">
            <text:p>Papua New Guinea</text:p>
          </table:table-cell>
          <table:table-cell office:value-type="string" calcext:value-type="string">
            <text:p>Papouasie-Nouvelle-Guinée (la)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araguay (le)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érou (le)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hilippines (the)</text:p>
          </table:table-cell>
          <table:table-cell office:value-type="string" calcext:value-type="string">
            <text:p>Philippines (les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ologne (l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ortugal (le)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tar (le)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éunion (La)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umanie (la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</table:table-row>
        <table:table-row table:style-name="ro3">
          <table:table-cell office:value-type="string" calcext:value-type="string">
            <text:p>Russian Federation (the)</text:p>
          </table:table-cell>
          <table:table-cell office:value-type="string" calcext:value-type="string">
            <text:p>Russie (la Fédération de)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nda (le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</table:table-row>
        <table:table-row table:style-name="ro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3">
          <table:table-cell office:value-type="string" calcext:value-type="string">
            <text:p>Saint Martin (French part)</text:p>
          </table:table-cell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3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Samoa (le)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 (l')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énégal (le)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Serbie (la)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eychelles (les)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ierra Leone (la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3">
          <table:table-cell office:value-type="string" calcext:value-type="string">
            <text:p>Sint Maarten (Dutch part)</text:p>
          </table:table-cell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lovaquie (la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lovénie (la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alomon (les Îles)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alie (la)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 (l')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4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éorgie du Sud-et-les Îles Sandwich du Sud (la)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oudan du Sud (le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pagne (l')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Sudan (the)</text:p>
          </table:table-cell>
          <table:table-cell office:value-type="string" calcext:value-type="string">
            <text:p>Soudan (le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uriname (le)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3"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et l'Île Jan Mayen (le)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uède (l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Suisse (la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office:value-type="string" calcext:value-type="string">
            <text:p>Syrian Arab Republic (the)</text:p>
          </table:table-cell>
          <table:table-cell office:value-type="string" calcext:value-type="string">
            <text:p>République arabe syrienne (la)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3">
          <table:table-cell office:value-type="string" calcext:value-type="string">
            <text:p>Taiwan (Province of China)</text:p>
          </table:table-cell>
          <table:table-cell office:value-type="string" calcext:value-type="string">
            <text:p>Taïwan (Province de Chine)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adjikistan (le)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3">
          <table:table-cell office:value-type="string" calcext:value-type="string">
            <text:p>Tanzania, the United Republic of</text:p>
          </table:table-cell>
          <table:table-cell office:value-type="string" calcext:value-type="string">
            <text:p>Tanzanie (la République-Unie de)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aïlande (l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-Leste (le)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ogo (le)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okelau (les)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nga (les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té-et-Tobago (la)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isie (la)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quie (la)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urkménistan (le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3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urks-et-Caïcos (les Îles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uvalu (les)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Ouganda (l')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kraine (l'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nited Arab Emirates (the)</text:p>
          </table:table-cell>
          <table:table-cell office:value-type="string" calcext:value-type="string">
            <text:p>Émirats arabes unis (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5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Royaume-Uni de Grande-Bretagne et d'Irlande du Nord (le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4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Îles mineures éloignées des États-Unis (les)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3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États-Unis d'Amérique (les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uguay (l')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 (l')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anuatu (le)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4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iet Nam (le)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3">
          <table:table-cell office:value-type="string" calcext:value-type="string">
            <text:p>Virgin Islands (British)</text:p>
          </table:table-cell>
          <table:table-cell office:value-type="string" calcext:value-type="string">
            <text:p>Vierges britanniques (les Îles)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Virgin Islands (U.S.)</text:p>
          </table:table-cell>
          <table:table-cell office:value-type="string" calcext:value-type="string">
            <text:p>Vierges des États-Unis (les Îles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allis-et-Futuna 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3">
          <table:table-cell office:value-type="string" calcext:value-type="string">
            <text:p>Western Sahara*</text:p>
          </table:table-cell>
          <table:table-cell office:value-type="string" calcext:value-type="string">
            <text:p>Sahara occidental (le)*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émen (le)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ambie (la)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imbabwe (le)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</table:table>
      <table:table table:name="OtherCode" table:style-name="ta1"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Englis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ench Afars and Issa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A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P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British Antarctic Territory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 table:style-name="ce1" office:value-type="string" calcext:value-type="string">
            <text:p>Burm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BX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Byelorussian SS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 table:style-name="ce1"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rmerly used</text:p>
          </table:table-cell>
        </table:table-row>
        <table:table-row table:style-name="ro3">
          <table:table-cell table:style-name="ce1" office:value-type="string" calcext:value-type="string">
            <text:p>Canton and Enderbury Island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German Democratic Republi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D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Dahome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W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French Southern and Antarctic Territories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ance, Metropolita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Gilbert and Ellice Island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G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Upper Volta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H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Johnston Island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J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Midway Islan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New Hebrid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Dronning Maud Land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utral Zon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Pacific Islands (Trust Territory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United States Miscellaneous Pacific Islands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Panama Canal Zon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outhern Rhodesi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 table:style-name="ce1" office:value-type="string" calcext:value-type="string">
            <text:p>Sikki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USS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T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East Tim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T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Viet-Nam, Democratic Republic of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Wake Island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emen, Democratic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Y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Zair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Y</text:p>
          </table:table-cell>
          <table:table-cell office:value-type="string" calcext:value-type="string">
            <text:p>Unassigned</text:p>
          </table:table-cell>
        </table:table-row>
      </table:table>
      <table:table table:name="ISO-639-x-Language" table:style-name="ta1">
        <table:table-column table:style-name="co1" table:number-columns-repeated="6" table:default-cell-style-name="ce1"/>
        <table:table-row table:style-name="ro1">
          <table:table-cell table:style-name="ce5" office:value-type="string" calcext:value-type="string">
            <text:p>639-1</text:p>
          </table:table-cell>
          <table:table-cell table:style-name="ce5" office:value-type="string" calcext:value-type="string">
            <text:p>639-2</text:p>
          </table:table-cell>
          <table:table-cell table:style-name="ce5" office:value-type="string" calcext:value-type="string">
            <text:p>639-3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Původní jméno</text:p>
          </table:table-cell>
          <table:table-cell table:style-name="ce5" office:value-type="string" calcext:value-type="string">
            <text:p>Anglické jméno 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far 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<text:a xlink:href="https://cs.wikipedia.org/wiki/Abcházština" xlink:type="simple">abcházština</text:a>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 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n 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 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 + <text:a xlink:href="https://cs.wikipedia.org/w/index.php?title=ISO_639:aka&amp;action=edit&amp;redlink=1" xlink:type="simple">2</text:a>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 </text:p>
          </table:table-cell>
        </table:table-row>
        <table:table-row table:style-name="ro6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c </text:p>
          </table:table-cell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ese </text:p>
          </table:table-cell>
        </table:table-row>
        <table:table-row table:style-name="ro6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 + <text:a xlink:href="https://cs.wikipedia.org/w/index.php?title=ISO_639:ara&amp;action=edit&amp;redlink=1" xlink:type="simple">30</text:a>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‫العربية‬</text:p>
          </table:table-cell>
          <table:table-cell office:value-type="string" calcext:value-type="string">
            <text:p>Arabic </text:p>
          </table:table-cell>
        </table:table-row>
        <table:table-row table:style-name="ro6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ese 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; магӀарул мацӀ</text:p>
          </table:table-cell>
          <table:table-cell office:value-type="string" calcext:value-type="string">
            <text:p>Avaric </text:p>
          </table:table-cell>
        </table:table-row>
        <table:table-row table:style-name="ro2">
          <table:table-cell office:value-type="string" calcext:value-type="string">
            <text:p>ay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 + <text:a xlink:href="https://cs.wikipedia.org/w/index.php?title=ISO_639:aym&amp;action=edit&amp;redlink=1" xlink:type="simple">2</text:a>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ara 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 + <text:a xlink:href="https://cs.wikipedia.org/w/index.php?title=ISO_639:aze&amp;action=edit&amp;redlink=1" xlink:type="simple">2</text:a>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rbaijani 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shkir 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arusian 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ian </text:p>
          </table:table-cell>
        </table:table-row>
        <table:table-row table:style-name="ro6"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cs.wikipedia.org/wiki/Bihárština" xlink:type="simple">bihárština</text:a>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Bihari </text:p>
          </table:table-cell>
        </table:table-row>
        <table:table-row table:style-name="ro2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<text:a xlink:href="https://cs.wikipedia.org/wiki/Bislamština" xlink:type="simple">bislamština</text:a>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slama </text:p>
          </table:table-cell>
        </table:table-row>
        <table:table-row table:style-name="ro2"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bara </text:p>
          </table:table-cell>
        </table:table-row>
        <table:table-row table:style-name="ro6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gali </text:p>
          </table:table-cell>
        </table:table-row>
        <table:table-row table:style-name="ro6"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etan </text:p>
          </table:table-cell>
        </table:table-row>
        <table:table-row table:style-name="ro2"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ton 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an 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<text:a xlink:href="https://cs.wikipedia.org/wiki/Katalánština" xlink:type="simple">katalánština</text:a>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alan 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chen 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<text:a xlink:href="https://cs.wikipedia.org/wiki/Chamorro" xlink:type="simple">chamorro</text:a>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morro 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; lingua corsa</text:p>
          </table:table-cell>
          <table:table-cell office:value-type="string" calcext:value-type="string">
            <text:p>Corsican </text:p>
          </table:table-cell>
        </table:table-row>
        <table:table-row table:style-name="ro2">
          <table:table-cell office:value-type="string" calcext:value-type="string">
            <text:p>c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e + <text:a xlink:href="https://cs.wikipedia.org/w/index.php?title=ISO_639:cre&amp;action=edit&amp;redlink=1" xlink:type="simple">6</text:a></text:p>
          </table:table-cell>
          <table:table-cell office:value-type="string" calcext:value-type="string">
            <text:p><text:a xlink:href="https://cs.wikipedia.org/wiki/Kríjština" xlink:type="simple">kríjština</text:a>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e </text:p>
          </table:table-cell>
        </table:table-row>
        <table:table-row table:style-name="ro2"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Czech 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<text:a xlink:href="https://cs.wikipedia.org/wiki/Staroslověnština" xlink:type="simple">staroslověnština</text:a></text:p>
          </table:table-cell>
          <table:table-cell office:value-type="string" calcext:value-type="string">
            <text:p>словѣньскъ ѩꙁꙑкъ</text:p>
          </table:table-cell>
          <table:table-cell office:value-type="string" calcext:value-type="string">
            <text:p>Church Slavic </text:p>
          </table:table-cell>
        </table:table-row>
        <table:table-row table:style-name="ro2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uvash </text:p>
          </table:table-cell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sh </text:p>
          </table:table-cell>
        </table:table-row>
        <table:table-row table:style-name="ro2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ish 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man </text:p>
          </table:table-cell>
        </table:table-row>
        <table:table-row table:style-name="ro6"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‫ދިވެހި‬</text:p>
          </table:table-cell>
          <table:table-cell office:value-type="string" calcext:value-type="string">
            <text:p>Divehi </text:p>
          </table:table-cell>
        </table:table-row>
        <table:table-row table:style-name="ro6"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ngkha 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 </text:p>
          </table:table-cell>
        </table:table-row>
        <table:table-row table:style-name="ro2"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a xlink:href="https://cs.wikipedia.org/wiki/Řečtina" xlink:type="simple">řečtina</text:a>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ek 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 </text:p>
          </table:table-cell>
        </table:table-row>
        <table:table-row table:style-name="ro2"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eranto 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<text:a xlink:href="https://cs.wikipedia.org/wiki/Španělština" xlink:type="simple">španělština</text:a>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nish </text:p>
          </table:table-cell>
        </table:table-row>
        <table:table-row table:style-name="ro2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an 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sque </text:p>
          </table:table-cell>
        </table:table-row>
        <table:table-row table:style-name="ro6"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 + <text:a xlink:href="https://cs.wikipedia.org/w/index.php?title=ISO_639:fas&amp;action=edit&amp;redlink=1" xlink:type="simple">2</text:a>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‫فارسی‬</text:p>
          </table:table-cell>
          <table:table-cell office:value-type="string" calcext:value-type="string">
            <text:p>Persian </text:p>
          </table:table-cell>
        </table:table-row>
        <table:table-row table:style-name="ro2">
          <table:table-cell office:value-type="string" calcext:value-type="string">
            <text:p>ff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 + <text:a xlink:href="https://cs.wikipedia.org/w/index.php?title=ISO_639:ful&amp;action=edit&amp;redlink=1" xlink:type="simple">9</text:a>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ah </text:p>
          </table:table-cell>
        </table:table-row>
        <table:table-row table:style-name="ro2"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ish </text:p>
          </table:table-cell>
        </table:table-row>
        <table:table-row table:style-name="ro2"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ian </text:p>
          </table:table-cell>
        </table:table-row>
        <table:table-row table:style-name="ro2"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roese 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; langue française</text:p>
          </table:table-cell>
          <table:table-cell office:value-type="string" calcext:value-type="string">
            <text:p>French 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 + <text:a xlink:href="https://cs.wikipedia.org/w/index.php?title=ISO_639:fry&amp;action=edit&amp;redlink=1" xlink:type="simple">3</text:a></text:p>
          </table:table-cell>
          <table:table-cell office:value-type="string" calcext:value-type="string">
            <text:p><text:a xlink:href="https://cs.wikipedia.org/wiki/Západofríština" xlink:type="simple">západofríština</text:a>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Western Frisian 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ish </text:p>
          </table:table-cell>
        </table:table-row>
        <table:table-row table:style-name="ro2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Gaelic </text:p>
          </table:table-cell>
        </table:table-row>
        <table:table-row table:style-name="ro2"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an </text:p>
          </table:table-cell>
        </table:table-row>
        <table:table-row table:style-name="ro2">
          <table:table-cell office:value-type="string" calcext:value-type="string">
            <text:p>g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+ <text:a xlink:href="https://cs.wikipedia.org/w/index.php?title=ISO_639:grn&amp;action=edit&amp;redlink=1" xlink:type="simple">5</text:a>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uaraní </text:p>
          </table:table-cell>
        </table:table-row>
        <table:table-row table:style-name="ro6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arati </text:p>
          </table:table-cell>
        </table:table-row>
        <table:table-row table:style-name="ro2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x </text:p>
          </table:table-cell>
        </table:table-row>
        <table:table-row table:style-name="ro6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‫هَوُسَ‬</text:p>
          </table:table-cell>
          <table:table-cell office:value-type="string" calcext:value-type="string">
            <text:p>Hausa </text:p>
          </table:table-cell>
        </table:table-row>
        <table:table-row table:style-name="ro6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‫עברית‬</text:p>
          </table:table-cell>
          <table:table-cell office:value-type="string" calcext:value-type="string">
            <text:p>Hebrew </text:p>
          </table:table-cell>
        </table:table-row>
        <table:table-row table:style-name="ro6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Hindi </text:p>
          </table:table-cell>
        </table:table-row>
        <table:table-row table:style-name="ro2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 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ian 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<text:a xlink:href="https://cs.wikipedia.org/wiki/Haitština" xlink:type="simple">haitština</text:a>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itian </text:p>
          </table:table-cell>
        </table:table-row>
        <table:table-row table:style-name="ro2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garian </text:p>
          </table:table-cell>
        </table:table-row>
        <table:table-row table:style-name="ro2"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enian </text:p>
          </table:table-cell>
        </table:table-row>
        <table:table-row table:style-name="ro2"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ero </text:p>
          </table:table-cell>
        </table:table-row>
        <table:table-row table:style-name="ro2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<text:a xlink:href="https://cs.wikipedia.org/wiki/Interlingua" xlink:type="simple">interlingua</text:a>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Interlingua 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esian 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<text:a xlink:href="https://cs.wikipedia.org/wiki/Occidental" xlink:type="simple">interlingue</text:a>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 </text:p>
          </table:table-cell>
        </table:table-row>
        <table:table-row table:style-name="ro2"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office:value-type="string" calcext:value-type="string">
            <text:p><text:a xlink:href="https://cs.wikipedia.org/wiki/Igbo" xlink:type="simple">igbo</text:a>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 </text:p>
          </table:table-cell>
        </table:table-row>
        <table:table-row table:style-name="ro7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<text:a xlink:href="https://cs.wikipedia.org/wiki/Yi_(jazyk)" xlink:type="simple">yi</text:a>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Sichuan Yi 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pk + <text:a xlink:href="https://cs.wikipedia.org/w/index.php?title=ISO_639:ipk&amp;action=edit&amp;redlink=1" xlink:type="simple">2</text:a>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; Iñupiatun</text:p>
          </table:table-cell>
          <table:table-cell office:value-type="string" calcext:value-type="string">
            <text:p>Inupiaq </text:p>
          </table:table-cell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 </text:p>
          </table:table-cell>
        </table:table-row>
        <table:table-row table:style-name="ro2"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landic </text:p>
          </table:table-cell>
        </table:table-row>
        <table:table-row table:style-name="ro2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 </text:p>
          </table:table-cell>
        </table:table-row>
        <table:table-row table:style-name="ro2">
          <table:table-cell office:value-type="string" calcext:value-type="string">
            <text:p>iu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ku + <text:a xlink:href="https://cs.wikipedia.org/w/index.php?title=ISO_639:iku&amp;action=edit&amp;redlink=1" xlink:type="simple">2</text:a></text:p>
          </table:table-cell>
          <table:table-cell office:value-type="string" calcext:value-type="string">
            <text:p><text:a xlink:href="https://cs.wikipedia.org/wiki/Inuitština" xlink:type="simple">inuitština</text:a>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nuktitut </text:p>
          </table:table-cell>
        </table:table-row>
        <table:table-row table:style-name="ro8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</text:p>
          </table:table-cell>
          <table:table-cell office:value-type="string" calcext:value-type="string">
            <text:p>Japanese </text:p>
          </table:table-cell>
        </table:table-row>
        <table:table-row table:style-name="ro2"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ese </text:p>
          </table:table-cell>
        </table:table-row>
        <table:table-row table:style-name="ro2"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rgian </text:p>
          </table:table-cell>
        </table:table-row>
        <table:table-row table:style-name="ro2">
          <table:table-cell office:value-type="string" calcext:value-type="string">
            <text:p>kg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 + <text:a xlink:href="https://cs.wikipedia.org/w/index.php?title=ISO_639:kon&amp;action=edit&amp;redlink=1" xlink:type="simple">3</text:a>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 </text:p>
          </table:table-cell>
        </table:table-row>
        <table:table-row table:style-name="ro2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<text:a xlink:href="https://cs.wikipedia.org/wiki/Kikujština" xlink:type="simple">kikujština</text:a>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uyu </text:p>
          </table:table-cell>
        </table:table-row>
        <table:table-row table:style-name="ro2"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office:value-type="string" calcext:value-type="string">
            <text:p><text:a xlink:href="https://cs.wikipedia.org/wiki/Kuanyama" xlink:type="simple">kuanyama</text:a>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uanyama </text:p>
          </table:table-cell>
        </table:table-row>
        <table:table-row table:style-name="ro2"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akh </text:p>
          </table:table-cell>
        </table:table-row>
        <table:table-row table:style-name="ro3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<text:a xlink:href="https://cs.wikipedia.org/wiki/Grónština" xlink:type="simple">grónština</text:a></text:p>
          </table:table-cell>
          <table:table-cell office:value-type="string" calcext:value-type="string">
            <text:p>kalaallisut; kalaallit oqaasii</text:p>
          </table:table-cell>
          <table:table-cell office:value-type="string" calcext:value-type="string">
            <text:p>Kalaallisut </text:p>
          </table:table-cell>
        </table:table-row>
        <table:table-row table:style-name="ro6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er </text:p>
          </table:table-cell>
        </table:table-row>
        <table:table-row table:style-name="ro6"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nada </text:p>
          </table:table-cell>
        </table:table-row>
        <table:table-row table:style-name="ro9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; 조선말 (朝鮮語)</text:p>
          </table:table-cell>
          <table:table-cell office:value-type="string" calcext:value-type="string">
            <text:p>Korean </text:p>
          </table:table-cell>
        </table:table-row>
        <table:table-row table:style-name="ro2">
          <table:table-cell office:value-type="string" calcext:value-type="string">
            <text:p>kr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u + <text:a xlink:href="https://cs.wikipedia.org/w/index.php?title=ISO_639:kau&amp;action=edit&amp;redlink=1" xlink:type="simple">3</text:a>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uri </text:p>
          </table:table-cell>
        </table:table-row>
        <table:table-row table:style-name="ro10"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श्मीरी; ‫كشميري‬</text:p>
          </table:table-cell>
          <table:table-cell office:value-type="string" calcext:value-type="string">
            <text:p>Kashmiri </text:p>
          </table:table-cell>
        </table:table-row>
        <table:table-row table:style-name="ro6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 + <text:a xlink:href="https://cs.wikipedia.org/w/index.php?title=ISO_639:kur&amp;action=edit&amp;redlink=1" xlink:type="simple">3</text:a>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; ‫كوردی‬</text:p>
          </table:table-cell>
          <table:table-cell office:value-type="string" calcext:value-type="string">
            <text:p>Kurdish </text:p>
          </table:table-cell>
        </table:table-row>
        <table:table-row table:style-name="ro2">
          <table:table-cell office:value-type="string" calcext:value-type="string">
            <text:p>kv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 + <text:a xlink:href="https://cs.wikipedia.org/w/index.php?title=ISO_639:kom&amp;action=edit&amp;redlink=1" xlink:type="simple">2</text:a>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i </text:p>
          </table:table-cell>
        </table:table-row>
        <table:table-row table:style-name="ro2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sh 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<text:a xlink:href="https://cs.wikipedia.org/wiki/Kyrgyzština" xlink:type="simple">kyrgyzština</text:a>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ghiz 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; lingua latina</text:p>
          </table:table-cell>
          <table:table-cell office:value-type="string" calcext:value-type="string">
            <text:p>latin 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ish </text:p>
          </table:table-cell>
        </table:table-row>
        <table:table-row table:style-name="ro2"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Ganda 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ish </text:p>
          </table:table-cell>
        </table:table-row>
        <table:table-row table:style-name="ro2"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gala </text:p>
          </table:table-cell>
        </table:table-row>
        <table:table-row table:style-name="ro6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 </text:p>
          </table:table-cell>
        </table:table-row>
        <table:table-row table:style-name="ro2"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huanian 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uba</text:p>
          </table:table-cell>
          <table:table-cell office:value-type="string" calcext:value-type="string">
            <text:p>Luba-Katanga 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tvian 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lg + <text:a xlink:href="https://cs.wikipedia.org/w/index.php?title=ISO_639:mlg&amp;action=edit&amp;redlink=1" xlink:type="simple">10</text:a>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office:value-type="string" calcext:value-type="string">
            <text:p>Malagasy </text:p>
          </table:table-cell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<text:a xlink:href="https://cs.wikipedia.org/wiki/Maršálština" xlink:type="simple">maršálština</text:a>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ese 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āori 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edonian </text:p>
          </table:table-cell>
        </table:table-row>
        <table:table-row table:style-name="ro6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<text:a xlink:href="https://cs.wikipedia.org/wiki/Malajámština" xlink:type="simple">malajámština</text:a>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ayalam </text:p>
          </table:table-cell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+ <text:a xlink:href="https://cs.wikipedia.org/w/index.php?title=ISO_639:mon&amp;action=edit&amp;redlink=1" xlink:type="simple">2</text:a>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an 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<text:a xlink:href="https://cs.wikipedia.org/wiki/Moldavština" xlink:type="simple">moldavština</text:a>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ian </text:p>
          </table:table-cell>
        </table:table-row>
        <table:table-row table:style-name="ro6"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athi </text:p>
          </table:table-cell>
        </table:table-row>
        <table:table-row table:style-name="ro11"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 + <text:a xlink:href="https://cs.wikipedia.org/w/index.php?title=ISO_639:msa&amp;action=edit&amp;redlink=1" xlink:type="simple">13</text:a>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; ‫بهاس ملايو‬</text:p>
          </table:table-cell>
          <table:table-cell office:value-type="string" calcext:value-type="string">
            <text:p>Malay 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ese </text:p>
          </table:table-cell>
        </table:table-row>
        <table:table-row table:style-name="ro11"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္ရန္‌မာစကား (Myanma zaga)</text:p>
          </table:table-cell>
          <table:table-cell office:value-type="string" calcext:value-type="string">
            <text:p>Burmese 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 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<text:a xlink:href="https://cs.wikipedia.org/wiki/Bokmål" xlink:type="simple">bokmål</text:a>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Norwegian Bokmål 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orth Ndebele </text:p>
          </table:table-cell>
        </table:table-row>
        <table:table-row table:style-name="ro6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ali 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nga </text:p>
          </table:table-cell>
        </table:table-row>
        <table:table-row table:style-name="ro2"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<text:a xlink:href="https://cs.wikipedia.org/wiki/Nizozemština" xlink:type="simple">nizozemština</text:a>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ch 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<text:a xlink:href="https://cs.wikipedia.org/wiki/Nynorsk" xlink:type="simple">nynorsk</text:a></text:p>
          </table:table-cell>
          <table:table-cell office:value-type="string" calcext:value-type="string">
            <text:p>Nynorsk</text:p>
          </table:table-cell>
          <table:table-cell office:value-type="string" calcext:value-type="string">
            <text:p>Norwegian Nynorsk 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 + <text:a xlink:href="https://cs.wikipedia.org/w/index.php?title=ISO_639:nor&amp;action=edit&amp;redlink=1" xlink:type="simple">2</text:a>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wegian 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South Ndebele 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<text:a xlink:href="https://cs.wikipedia.org/wiki/Navažština" xlink:type="simple">navažština</text:a></text:p>
          </table:table-cell>
          <table:table-cell office:value-type="string" calcext:value-type="string">
            <text:p>Diné bizaad; Dinékʼehǰí</text:p>
          </table:table-cell>
          <table:table-cell office:value-type="string" calcext:value-type="string">
            <text:p>Navajo 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<text:a xlink:href="https://cs.wikipedia.org/wiki/Čičevština" xlink:type="simple">čičevština</text:a></text:p>
          </table:table-cell>
          <table:table-cell office:value-type="string" calcext:value-type="string">
            <text:p>chiCheŵa; chinyanja</text:p>
          </table:table-cell>
          <table:table-cell office:value-type="string" calcext:value-type="string">
            <text:p>Chichewa </text:p>
          </table:table-cell>
        </table:table-row>
        <table:table-row table:style-name="ro2">
          <table:table-cell office:value-type="string" calcext:value-type="string">
            <text:p>oc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i + <text:a xlink:href="https://cs.wikipedia.org/w/index.php?title=ISO_639:oci&amp;action=edit&amp;redlink=1" xlink:type="simple">5</text:a></text:p>
          </table:table-cell>
          <table:table-cell office:value-type="string" calcext:value-type="string">
            <text:p><text:a xlink:href="https://cs.wikipedia.org/wiki/Okcitánština" xlink:type="simple">okcitánština</text:a>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 </text:p>
          </table:table-cell>
        </table:table-row>
        <table:table-row table:style-name="ro2">
          <table:table-cell office:value-type="string" calcext:value-type="string">
            <text:p>oj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i + <text:a xlink:href="https://cs.wikipedia.org/w/index.php?title=ISO_639:oji&amp;action=edit&amp;redlink=1" xlink:type="simple">7</text:a>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a 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m + <text:a xlink:href="https://cs.wikipedia.org/w/index.php?title=ISO_639:orm&amp;action=edit&amp;redlink=1" xlink:type="simple">4</text:a></text:p>
          </table:table-cell>
          <table:table-cell office:value-type="string" calcext:value-type="string">
            <text:p><text:a xlink:href="https://cs.wikipedia.org/wiki/Oromština" xlink:type="simple">oromština</text:a>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omo </text:p>
          </table:table-cell>
        </table:table-row>
        <table:table-row table:style-name="ro6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ya 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etian </text:p>
          </table:table-cell>
        </table:table-row>
        <table:table-row table:style-name="ro6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; ‫پنجابی‬</text:p>
          </table:table-cell>
          <table:table-cell office:value-type="string" calcext:value-type="string">
            <text:p>Panjabi </text:p>
          </table:table-cell>
        </table:table-row>
        <table:table-row table:style-name="ro6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ऴि</text:p>
          </table:table-cell>
          <table:table-cell office:value-type="string" calcext:value-type="string">
            <text:p>Pāli 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ish </text:p>
          </table:table-cell>
        </table:table-row>
        <table:table-row table:style-name="ro6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s + <text:a xlink:href="https://cs.wikipedia.org/w/index.php?title=ISO_639:pus&amp;action=edit&amp;redlink=1" xlink:type="simple">3</text:a>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‫پښتو‬</text:p>
          </table:table-cell>
          <table:table-cell office:value-type="string" calcext:value-type="string">
            <text:p>Pashto 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ese 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 + <text:a xlink:href="https://cs.wikipedia.org/w/index.php?title=ISO_639:que&amp;action=edit&amp;redlink=1" xlink:type="simple">44</text:a></text:p>
          </table:table-cell>
          <table:table-cell office:value-type="string" calcext:value-type="string">
            <text:p><text:a xlink:href="https://cs.wikipedia.org/wiki/Kečuánština" xlink:type="simple">kečuánština</text:a></text:p>
          </table:table-cell>
          <table:table-cell office:value-type="string" calcext:value-type="string">
            <text:p>Runa Simi; Kichwa</text:p>
          </table:table-cell>
          <table:table-cell office:value-type="string" calcext:value-type="string">
            <text:p>Quechua 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aeto-Romance </text:p>
          </table:table-cell>
        </table:table-row>
        <table:table-row table:style-name="ro2"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<text:a xlink:href="https://cs.wikipedia.org/w/index.php?title=Kirundština&amp;action=edit&amp;redlink=1" xlink:type="simple">kirundština</text:a>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Kirundi </text:p>
          </table:table-cell>
        </table:table-row>
        <table:table-row table:style-name="ro2"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manian </text:p>
          </table:table-cell>
        </table:table-row>
        <table:table-row table:style-name="ro2"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ian </text:p>
          </table:table-cell>
        </table:table-row>
        <table:table-row table:style-name="ro2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Kinyarwanda </text:p>
          </table:table-cell>
        </table:table-row>
        <table:table-row table:style-name="ro6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skrit 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rd + <text:a xlink:href="https://cs.wikipedia.org/w/index.php?title=ISO_639:srd&amp;action=edit&amp;redlink=1" xlink:type="simple">4</text:a></text:p>
          </table:table-cell>
          <table:table-cell office:value-type="string" calcext:value-type="string">
            <text:p><text:a xlink:href="https://cs.wikipedia.org/wiki/Sardština" xlink:type="simple">sardština</text:a>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inian </text:p>
          </table:table-cell>
        </table:table-row>
        <table:table-row table:style-name="ro10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सिन्धी; ‫سنڌي، سندھی‬</text:p>
          </table:table-cell>
          <table:table-cell office:value-type="string" calcext:value-type="string">
            <text:p>Sindhi 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Northern Sami 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<text:a xlink:href="https://cs.wikipedia.org/w/index.php?title=Sangština&amp;action=edit&amp;redlink=1" xlink:type="simple">sangština</text:a>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ngo 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hbs + <text:a xlink:href="https://cs.wikipedia.org/w/index.php?title=ISO_639:hbs&amp;action=edit&amp;redlink=1" xlink:type="simple">3</text:a></text:p>
          </table:table-cell>
          <table:table-cell office:value-type="string" calcext:value-type="string">
            <text:p><text:a xlink:href="https://cs.wikipedia.org/wiki/Srbochorvatština" xlink:type="simple">srbochorvatština</text:a></text:p>
          </table:table-cell>
          <table:table-cell office:value-type="string" calcext:value-type="string">
            <text:p>Српскохрватски</text:p>
          </table:table-cell>
          <table:table-cell office:value-type="string" calcext:value-type="string">
            <text:p>Serbo-Croatian </text:p>
          </table:table-cell>
        </table:table-row>
        <table:table-row table:style-name="ro6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<text:a xlink:href="https://cs.wikipedia.org/wiki/Sinhálština" xlink:type="simple">sinhálština</text:a>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hala 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k 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enian 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amoan </text:p>
          </table:table-cell>
        </table:table-row>
        <table:table-row table:style-name="ro2"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hona 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; af Soomaali</text:p>
          </table:table-cell>
          <table:table-cell office:value-type="string" calcext:value-type="string">
            <text:p>Somali </text:p>
          </table:table-cell>
        </table:table-row>
        <table:table-row table:style-name="ro2"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 + <text:a xlink:href="https://cs.wikipedia.org/w/index.php?title=ISO_639:sqi&amp;action=edit&amp;redlink=1" xlink:type="simple">4</text:a>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ian 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ian 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wati 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<text:a xlink:href="https://cs.wikipedia.org/w/index.php?title=Sotština&amp;action=edit&amp;redlink=1" xlink:type="simple">sotština</text:a>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uthern Sotho </text:p>
          </table:table-cell>
        </table:table-row>
        <table:table-row table:style-name="ro2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<text:a xlink:href="https://cs.wikipedia.org/wiki/Sundština" xlink:type="simple">sundština</text:a>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danese </text:p>
          </table:table-cell>
        </table:table-row>
        <table:table-row table:style-name="ro2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dish 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 + <text:a xlink:href="https://cs.wikipedia.org/w/index.php?title=ISO_639:swa&amp;action=edit&amp;redlink=1" xlink:type="simple">2</text:a>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hili </text:p>
          </table:table-cell>
        </table:table-row>
        <table:table-row table:style-name="ro6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il </text:p>
          </table:table-cell>
        </table:table-row>
        <table:table-row table:style-name="ro6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ugu </text:p>
          </table:table-cell>
        </table:table-row>
        <table:table-row table:style-name="ro11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; toğikī; ‫تاجیکی‬</text:p>
          </table:table-cell>
          <table:table-cell office:value-type="string" calcext:value-type="string">
            <text:p>Tajik </text:p>
          </table:table-cell>
        </table:table-row>
        <table:table-row table:style-name="ro6"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i </text:p>
          </table:table-cell>
        </table:table-row>
        <table:table-row table:style-name="ro6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nya 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Türkmen; Түркмен</text:p>
          </table:table-cell>
          <table:table-cell office:value-type="string" calcext:value-type="string">
            <text:p>Turkmen 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 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<text:a xlink:href="https://cs.wikipedia.org/w/index.php?title=Čwanština&amp;action=edit&amp;redlink=1" xlink:type="simple">čwanština</text:a>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wana </text:p>
          </table:table-cell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<text:a xlink:href="https://cs.wikipedia.org/wiki/Tonžština" xlink:type="simple">tonžština</text:a>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a </text:p>
          </table:table-cell>
        </table:table-row>
        <table:table-row table:style-name="ro2"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sh 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nga </text:p>
          </table:table-cell>
        </table:table-row>
        <table:table-row table:style-name="ro11"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; tatarça; ‫تاتارچا‬</text:p>
          </table:table-cell>
          <table:table-cell office:value-type="string" calcext:value-type="string">
            <text:p>Tatar </text:p>
          </table:table-cell>
        </table:table-row>
        <table:table-row table:style-name="ro2"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 </text:p>
          </table:table-cell>
        </table:table-row>
        <table:table-row table:style-name="ro2"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an </text:p>
          </table:table-cell>
        </table:table-row>
        <table:table-row table:style-name="ro12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<text:a xlink:href="https://cs.wikipedia.org/wiki/Ujgurština" xlink:type="simple">ujgurština</text:a></text:p>
          </table:table-cell>
          <table:table-cell office:value-type="string" calcext:value-type="string">
            <text:p>Uyƣurqə; ‫ئۇيغۇرچ ‬</text:p>
          </table:table-cell>
          <table:table-cell office:value-type="string" calcext:value-type="string">
            <text:p>Uighur 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an </text:p>
          </table:table-cell>
        </table:table-row>
        <table:table-row table:style-name="ro6"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‫اردو‬</text:p>
          </table:table-cell>
          <table:table-cell office:value-type="string" calcext:value-type="string">
            <text:p>Urdu </text:p>
          </table:table-cell>
        </table:table-row>
        <table:table-row table:style-name="ro12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 + <text:a xlink:href="https://cs.wikipedia.org/w/index.php?title=ISO_639:uzb&amp;action=edit&amp;redlink=1" xlink:type="simple">2</text:a>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; Ўзбек; ‫أۇزبېك‬</text:p>
          </table:table-cell>
          <table:table-cell office:value-type="string" calcext:value-type="string">
            <text:p>Uzbek </text:p>
          </table:table-cell>
        </table:table-row>
        <table:table-row table:style-name="ro2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<text:a xlink:href="https://cs.wikipedia.org/w/index.php?title=Luvendština&amp;action=edit&amp;redlink=1" xlink:type="simple">luvendština</text:a>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da 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tnamese </text:p>
          </table:table-cell>
        </table:table-row>
        <table:table-row table:style-name="ro2"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 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on </text:p>
          </table:table-cell>
        </table:table-row>
        <table:table-row table:style-name="ro2"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of </text:p>
          </table:table-cell>
        </table:table-row>
        <table:table-row table:style-name="ro2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sa </text:p>
          </table:table-cell>
        </table:table-row>
        <table:table-row table:style-name="ro6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 + <text:a xlink:href="https://cs.wikipedia.org/w/index.php?title=ISO_639:yid&amp;action=edit&amp;redlink=1" xlink:type="simple">2</text:a>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‫ייִדיש‬</text:p>
          </table:table-cell>
          <table:table-cell office:value-type="string" calcext:value-type="string">
            <text:p>Yiddish </text:p>
          </table:table-cell>
        </table:table-row>
        <table:table-row table:style-name="ro2"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uba 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ha + <text:a xlink:href="https://cs.wikipedia.org/w/index.php?title=ISO_639:zha&amp;action=edit&amp;redlink=1" xlink:type="simple">2</text:a>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; Saw cuengh</text:p>
          </table:table-cell>
          <table:table-cell office:value-type="string" calcext:value-type="string">
            <text:p>Zhuang </text:p>
          </table:table-cell>
        </table:table-row>
        <table:table-row table:style-name="ro8"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 + <text:a xlink:href="https://cs.wikipedia.org/w/index.php?title=ISO_639:zho&amp;action=edit&amp;redlink=1" xlink:type="simple">13</text:a>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、汉语、漢語</text:p>
          </table:table-cell>
          <table:table-cell office:value-type="string" calcext:value-type="string">
            <text:p>Chinese </text:p>
          </table:table-cell>
        </table:table-row>
        <table:table-row table:style-name="ro2"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u </text:p>
          </table:table-cell>
        </table:table-row>
      </table:table>
      <table:table table:name="LISO-639-1and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3">
          <table:table-cell table:style-name="ce5" office:value-type="string" calcext:value-type="string">
            <text:p>ISO 639-2</text:p>
          </table:table-cell>
          <table:table-cell table:style-name="ce5" office:value-type="string" calcext:value-type="string">
            <text:p>ISO 639-1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Název v jazyce samém</text:p>
          </table:table-cell>
          <table:table-cell table:style-name="ce5" office:value-type="string" calcext:value-type="string">
            <text:p>Poznámky </text:p>
          </table:table-cell>
        </table:table-row>
        <table:table-row table:style-name="ro2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Qafara </text:p>
          </table:table-cell>
          <table:table-cell/>
        </table:table-row>
        <table:table-row table:style-name="ro2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cs.wikipedia.org/wiki/Abchazština" xlink:type="simple">abchazština</text:a></text:p>
          </table:table-cell>
          <table:table-cell office:value-type="string" calcext:value-type="string">
            <text:p>Аҧсуа </text:p>
          </table:table-cell>
          <table:table-cell/>
        </table:table-row>
        <table:table-row table:style-name="ro2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těžština&amp;action=edit&amp;redlink=1" xlink:type="simple">atěžština</text:a></text:p>
          </table:table-cell>
          <table:table-cell office:value-type="string" calcext:value-type="string">
            <text:p>Bahsa Acèh </text:p>
          </table:table-cell>
          <table:table-cell/>
        </table:table-row>
        <table:table-row table:style-name="ro2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colština&amp;action=edit&amp;redlink=1" xlink:type="simple">aco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dangmeština&amp;action=edit&amp;redlink=1" xlink:type="simple">adangmeština</text:a></text:p>
          </table:table-cell>
          <table:table-cell office:value-type="string" calcext:value-type="string">
            <text:p>adangbɛ </text:p>
          </table:table-cell>
          <table:table-cell/>
        </table:table-row>
        <table:table-row table:style-name="ro1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dygejština" xlink:type="simple">adygejština</text:a></text:p>
          </table:table-cell>
          <table:table-cell office:value-type="string" calcext:value-type="string">
            <text:p>адыгэбзэ, адыгабзэ </text:p>
          </table:table-cell>
          <table:table-cell/>
        </table:table-row>
        <table:table-row table:style-name="ro2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froasijské_jazyky" xlink:type="simple">afroas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frihili&amp;action=edit&amp;redlink=1" xlink:type="simple">afrihili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 </text:p>
          </table:table-cell>
          <table:table-cell/>
        </table:table-row>
        <table:table-row table:style-name="ro13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inština" xlink:type="simple">ainština</text:a></text:p>
          </table:table-cell>
          <table:table-cell office:value-type="string" calcext:value-type="string">
            <text:p>アイヌ イタㇰ(イタッㇰ) or ainu itak </text:p>
          </table:table-cell>
          <table:table-cell/>
        </table:table-row>
        <table:table-row table:style-name="ro2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kkadština" xlink:type="simple">akkadština</text:a></text:p>
          </table:table-cell>
          <table:table-cell office:value-type="string" calcext:value-type="string">
            <text:p>akkadû, lišānum akkadītum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alb/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eutština" xlink:type="simple">aleut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lgonkinské_jazyky&amp;action=edit&amp;redlink=1" xlink:type="simple">algonk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žní_altajština&amp;action=edit&amp;redlink=1" xlink:type="simple">jižní altajština</text:a></text:p>
          </table:table-cell>
          <table:table-cell office:value-type="string" calcext:value-type="string">
            <text:p>алтай тили </text:p>
          </table:table-cell>
          <table:table-cell/>
        </table:table-row>
        <table:table-row table:style-name="ro6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 </text:p>
          </table:table-cell>
          <table:table-cell/>
        </table:table-row>
        <table:table-row table:style-name="ro3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angličtina" xlink:type="simple">staroangličtina</text:a> (ca. <text:a xlink:href="https://cs.wikipedia.org/wiki/450" xlink:type="simple">450</text:a>–<text:a xlink:href="https://cs.wikipedia.org/wiki/1100" xlink:type="simple">1100</text:a>)</text:p>
          </table:table-cell>
          <table:table-cell office:value-type="string" calcext:value-type="string">
            <text:p>Engl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ngičtina" xlink:type="simple">angič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pačské_jazyky&amp;action=edit&amp;redlink=1" xlink:type="simple">apač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العربي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mejština" xlink:type="simple">aramejština</text:a>, Imperial Aramaic (<text:a xlink:href="https://cs.wikipedia.org/w/index.php?title=700_BC&amp;action=edit&amp;redlink=1" xlink:type="simple">700</text:a>–<text:a xlink:href="https://cs.wikipedia.org/w/index.php?title=300_BC&amp;action=edit&amp;redlink=1" xlink:type="simple">300 BC</text:a>)</text:p>
          </table:table-cell>
          <table:table-cell office:value-type="string" calcext:value-type="string">
            <text:p>ܐܪܡܝܐ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 </text:p>
          </table:table-cell>
          <table:table-cell/>
        </table:table-row>
        <table:table-row table:style-name="ro1">
          <table:table-cell office:value-type="string" calcext:value-type="string">
            <text:p>arm/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 լեզու </text:p>
          </table:table-cell>
          <table:table-cell/>
        </table:table-row>
        <table:table-row table:style-name="ro3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pudungun&amp;action=edit&amp;redlink=1" xlink:type="simple">mapudungun</text:a>, Mapuche</text:p>
          </table:table-cell>
          <table:table-cell office:value-type="string" calcext:value-type="string">
            <text:p>mapudungun, mapuchedungun </text:p>
          </table:table-cell>
          <table:table-cell/>
        </table:table-row>
        <table:table-row table:style-name="ro2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paho" xlink:type="simple">arapaho</text:a></text:p>
          </table:table-cell>
          <table:table-cell office:value-type="string" calcext:value-type="string">
            <text:p>Hinóno'eitíít </text:p>
          </table:table-cell>
          <table:table-cell/>
        </table:table-row>
        <table:table-row table:style-name="ro2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mělý_jazyk" xlink:type="simple">uměl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ravacké_jazyky&amp;action=edit&amp;redlink=1" xlink:type="simple">aravacké jazyky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 </text:p>
          </table:table-cell>
          <table:table-cell/>
        </table:table-row>
        <table:table-row table:style-name="ro4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sturština" xlink:type="simple">asturština</text:a>, Bable, <text:a xlink:href="https://cs.wikipedia.org/wiki/Leónština" xlink:type="simple">leónština</text:a>, Asturleonese</text:p>
          </table:table-cell>
          <table:table-cell office:value-type="string" calcext:value-type="string">
            <text:p>asturianu, Bable, Llionés, Asturllionés </text:p>
          </table:table-cell>
          <table:table-cell/>
        </table:table-row>
        <table:table-row table:style-name="ro2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thabaské_jazyky" xlink:type="simple">athaba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alské_jazyky" xlink:type="simple">austr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, магӀарул мацӀ </text:p>
          </table:table-cell>
          <table:table-cell/>
        </table:table-row>
        <table:table-row table:style-name="ro2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vadhí&amp;action=edit&amp;redlink=1" xlink:type="simple">avadhí</text:a></text:p>
          </table:table-cell>
          <table:table-cell office:value-type="string" calcext:value-type="string">
            <text:p>अवधी </text:p>
          </table:table-cell>
          <table:table-cell/>
        </table:table-row>
        <table:table-row table:style-name="ro2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c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ndské_jazyky&amp;action=edit&amp;redlink=1" xlink:type="simple">ba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milecké_jazyky&amp;action=edit&amp;redlink=1" xlink:type="simple">bamile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 </text:p>
          </table:table-cell>
          <table:table-cell/>
        </table:table-row>
        <table:table-row table:style-name="ro6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účština" xlink:type="simple">balúčština</text:a></text:p>
          </table:table-cell>
          <table:table-cell office:value-type="string" calcext:value-type="string">
            <text:p>بلوچ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 </text:p>
          </table:table-cell>
          <table:table-cell/>
        </table:table-row>
        <table:table-row table:style-name="ro2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ijština" xlink:type="simple">balijština</text:a></text:p>
          </table:table-cell>
          <table:table-cell office:value-type="string" calcext:value-type="string">
            <text:p>Basa Bali </text:p>
          </table:table-cell>
          <table:table-cell/>
        </table:table-row>
        <table:table-row table:style-name="ro2">
          <table:table-cell office:value-type="string" calcext:value-type="string">
            <text:p>baq/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 </text:p>
          </table:table-cell>
          <table:table-cell/>
        </table:table-row>
        <table:table-row table:style-name="ro2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saa&amp;action=edit&amp;redlink=1" xlink:type="simple">basaa</text:a></text:p>
          </table:table-cell>
          <table:table-cell office:value-type="string" calcext:value-type="string">
            <text:p>ɓasaá </text:p>
          </table:table-cell>
          <table:table-cell/>
        </table:table-row>
        <table:table-row table:style-name="ro2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tské_jazyky" xlink:type="simple">ba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džaština&amp;action=edit&amp;redlink=1" xlink:type="simple">bedžaština</text:a>, Bedawiyet</text:p>
          </table:table-cell>
          <table:table-cell office:value-type="string" calcext:value-type="string">
            <text:p>بداوية 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 мова </text:p>
          </table:table-cell>
          <table:table-cell/>
        </table:table-row>
        <table:table-row table:style-name="ro2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mbština&amp;action=edit&amp;redlink=1" xlink:type="simple">bembština</text:a></text:p>
          </table:table-cell>
          <table:table-cell office:value-type="string" calcext:value-type="string">
            <text:p>ichiBemba </text:p>
          </table:table-cell>
          <table:table-cell/>
        </table:table-row>
        <table:table-row table:style-name="ro6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 </text:p>
          </table:table-cell>
          <table:table-cell/>
        </table:table-row>
        <table:table-row table:style-name="ro2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erberské_jazyky" xlink:type="simple">berb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hódžpurština" xlink:type="simple">bhódžpurština</text:a></text:p>
          </table:table-cell>
          <table:table-cell office:value-type="string" calcext:value-type="string">
            <text:p>भोजपुरी </text:p>
          </table:table-cell>
          <table:table-cell/>
        </table:table-row>
        <table:table-row table:style-name="ro2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cs.wikipedia.org/wiki/Bihárské_jazyky" xlink:type="simple">bihá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kolština&amp;action=edit&amp;redlink=1" xlink:type="simple">bikol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nijština&amp;action=edit&amp;redlink=1" xlink:type="simple">binijština</text:a>, Edo</text:p>
          </table:table-cell>
          <table:table-cell office:value-type="string" calcext:value-type="string">
            <text:p>Edo </text:p>
          </table:table-cell>
          <table:table-cell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cs.wikipedia.org/wiki/Bislama" xlink:type="simple">bislama</text:a></text:p>
          </table:table-cell>
          <table:table-cell office:value-type="string" calcext:value-type="string">
            <text:p>Bislama </text:p>
          </table:table-cell>
          <table:table-cell/>
        </table:table-row>
        <table:table-row table:style-name="ro2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rnonožština&amp;action=edit&amp;redlink=1" xlink:type="simple">černonožština</text:a></text:p>
          </table:table-cell>
          <table:table-cell office:value-type="string" calcext:value-type="string">
            <text:p>siksiká,  ᓱᖽᐧᖿ </text:p>
          </table:table-cell>
          <table:table-cell/>
        </table:table-row>
        <table:table-row table:style-name="ro2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ntuské_jazyky" xlink:type="simple">bant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 </text:p>
          </table:table-cell>
          <table:table-cell/>
        </table:table-row>
        <table:table-row table:style-name="ro6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radžština" xlink:type="simple">bradžština</text:a></text:p>
          </table:table-cell>
          <table:table-cell office:value-type="string" calcext:value-type="string">
            <text:p>ब्रज भाषा </text:p>
          </table:table-cell>
          <table:table-cell/>
        </table:table-row>
        <table:table-row table:style-name="ro2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 </text:p>
          </table:table-cell>
          <table:table-cell/>
        </table:table-row>
        <table:table-row table:style-name="ro2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tacké_jazyky&amp;action=edit&amp;redlink=1" xlink:type="simple">batacké jazyky</text:a></text:p>
          </table:table-cell>
          <table:table-cell office:value-type="string" calcext:value-type="string">
            <text:p>Hata Batak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rjatština" xlink:type="simple">burjatština</text:a></text:p>
          </table:table-cell>
          <table:table-cell office:value-type="string" calcext:value-type="string">
            <text:p>буряад хэлэ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giština" xlink:type="simple">bugiština</text:a></text:p>
          </table:table-cell>
          <table:table-cell office:value-type="string" calcext:value-type="string">
            <text:p>ᨅᨔ ᨕᨘᨁᨗ </text:p>
          </table:table-cell>
          <table:table-cell/>
        </table:table-row>
        <table:table-row table:style-name="ro1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 </text:p>
          </table:table-cell>
          <table:table-cell/>
        </table:table-row>
        <table:table-row table:style-name="ro6">
          <table:table-cell office:value-type="string" calcext:value-type="string">
            <text:p>bur/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ြန်မာစာ </text:p>
          </table:table-cell>
          <table:table-cell/>
        </table:table-row>
        <table:table-row table:style-name="ro1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nština&amp;action=edit&amp;redlink=1" xlink:type="simple">blinština</text:a>, Bilin</text:p>
          </table:table-cell>
          <table:table-cell office:value-type="string" calcext:value-type="string">
            <text:p>ብሊና </text:p>
          </table:table-cell>
          <table:table-cell/>
        </table:table-row>
        <table:table-row table:style-name="ro2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addo&amp;action=edit&amp;redlink=1" xlink:type="simple">caddo</text:a></text:p>
          </table:table-cell>
          <table:table-cell office:value-type="string" calcext:value-type="string">
            <text:p>Hasí:nay </text:p>
          </table:table-cell>
          <table:table-cell/>
        </table:table-row>
        <table:table-row table:style-name="ro2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oamerické_jazyky&amp;action=edit&amp;redlink=1" xlink:type="simple">střed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ibština&amp;action=edit&amp;redlink=1" xlink:type="simple">karib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cs.wikipedia.org/wiki/Katalánština" xlink:type="simple">katalánština</text:a>, <text:a xlink:href="https://cs.wikipedia.org/wiki/Valencijština" xlink:type="simple">valencijština</text:a></text:p>
          </table:table-cell>
          <table:table-cell office:value-type="string" calcext:value-type="string">
            <text:p>català / valencià </text:p>
          </table:table-cell>
          <table:table-cell/>
        </table:table-row>
        <table:table-row table:style-name="ro2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vkazské_jazyky" xlink:type="simple">kavka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ebuano" xlink:type="simple">cebuano</text:a></text:p>
          </table:table-cell>
          <table:table-cell office:value-type="string" calcext:value-type="string">
            <text:p>Sinugboanon </text:p>
          </table:table-cell>
          <table:table-cell/>
        </table:table-row>
        <table:table-row table:style-name="ro2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eltské_jazyky" xlink:type="simple">ke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<text:a xlink:href="https://cs.wikipedia.org/w/index.php?title=Čamoroština&amp;action=edit&amp;redlink=1" xlink:type="simple">čamoroština</text:a></text:p>
          </table:table-cell>
          <table:table-cell office:value-type="string" calcext:value-type="string">
            <text:p>Chamoru </text:p>
          </table:table-cell>
          <table:table-cell/>
        </table:table-row>
        <table:table-row table:style-name="ro1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ibča" xlink:type="simple">čibča</text:a></text:p>
          </table:table-cell>
          <table:table-cell table:style-name="ce2"/>
          <table:table-cell table:style-name="ce1" office:value-type="string" calcext:value-type="string">
            <text:p>nedávno vymřelý jazyk 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 </text:p>
          </table:table-cell>
          <table:table-cell/>
        </table:table-row>
        <table:table-row table:style-name="ro1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agatajština" xlink:type="simple">čagatajština</text:a></text:p>
          </table:table-cell>
          <table:table-cell office:value-type="string" calcext:value-type="string">
            <text:p>جغتای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0">
          <table:table-cell office:value-type="string" calcext:value-type="string">
            <text:p>chi/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 (ZhongWe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uukese_language&amp;action=edit&amp;redlink=1" xlink:type="simple">Chuukese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rijština" xlink:type="simple">marijština</text:a></text:p>
          </table:table-cell>
          <table:table-cell office:value-type="string" calcext:value-type="string">
            <text:p>марий йылме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nuk&amp;action=edit&amp;redlink=1" xlink:type="simple">činuk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októ-čikasó&amp;action=edit&amp;redlink=1" xlink:type="simple">čoktó-čikasó</text:a></text:p>
          </table:table-cell>
          <table:table-cell office:value-type="string" calcext:value-type="string">
            <text:p>Chahta Anumpa </text:p>
          </table:table-cell>
          <table:table-cell/>
        </table:table-row>
        <table:table-row table:style-name="ro1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peva&amp;action=edit&amp;redlink=1" xlink:type="simple">čipeva</text:a></text:p>
          </table:table-cell>
          <table:table-cell office:value-type="string" calcext:value-type="string">
            <text:p>Dëne Sųłiné, ᑌᓀᓲᒢᕄᓀ </text:p>
          </table:table-cell>
          <table:table-cell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erokézština" xlink:type="simple">čerokézština</text:a></text:p>
          </table:table-cell>
          <table:table-cell office:value-type="string" calcext:value-type="string">
            <text:p>ᏣᎳᎩ </text:p>
          </table:table-cell>
          <table:table-cell/>
        </table:table-row>
        <table:table-row table:style-name="ro3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cs.wikipedia.org/wiki/Staroslověnština" xlink:type="simple">staroslověnština</text:a>, církevní slovanština</text:p>
          </table:table-cell>
          <table:table-cell office:value-type="string" calcext:value-type="string">
            <text:p>ѩзыкъ словѣньскъ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 </text:p>
          </table:table-cell>
          <table:table-cell/>
        </table:table-row>
        <table:table-row table:style-name="ro2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jenština&amp;action=edit&amp;redlink=1" xlink:type="simple">čejenština</text:a></text:p>
          </table:table-cell>
          <table:table-cell office:value-type="string" calcext:value-type="string">
            <text:p>Tsêhést </text:p>
          </table:table-cell>
          <table:table-cell/>
        </table:table-row>
        <table:table-row table:style-name="ro2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amské_jazyky&amp;action=edit&amp;redlink=1" xlink:type="simple">ča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ptština" xlink:type="simple">koptština</text:a></text:p>
          </table:table-cell>
          <table:table-cell office:value-type="string" calcext:value-type="string">
            <text:p>ⲙⲉⲧⲛ̀ⲣⲉⲙⲛ̀ⲭⲏⲙⲓ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 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, lingua corsa </text:p>
          </table:table-cell>
          <table:table-cell/>
        </table:table-row>
        <table:table-row table:style-name="ro2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angličtině&amp;action=edit&amp;redlink=1" xlink:type="simple">kreolské jazyky založené na anglič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francouzštině&amp;action=edit&amp;redlink=1" xlink:type="simple">kreolské jazyky založené na francouz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portugalštině&amp;action=edit&amp;redlink=1" xlink:type="simple">kreolské jazyky založené na portugal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Krí" xlink:type="simple">krí</text:a></text:p>
          </table:table-cell>
          <table:table-cell office:value-type="string" calcext:value-type="string">
            <text:p>ᓀᐦᐃᔭᐍᐏᐣ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ymská_tatarština" xlink:type="simple">krymská tatarština</text:a></text:p>
          </table:table-cell>
          <table:table-cell office:value-type="string" calcext:value-type="string">
            <text:p>qırımtatar tili, къырымтатар тили </text:p>
          </table:table-cell>
          <table:table-cell/>
        </table:table-row>
        <table:table-row table:style-name="ro1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eolské_jazyky" xlink:type="simple">kreolské jazyky</text:a> a <text:a xlink:href="https://cs.wikipedia.org/wiki/Pidgin" xlink:type="simple">pidgin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šubština" xlink:type="simple">kašubština</text:a></text:p>
          </table:table-cell>
          <table:table-cell office:value-type="string" calcext:value-type="string">
            <text:p>kaszëbsczi jãzëk </text:p>
          </table:table-cell>
          <table:table-cell/>
        </table:table-row>
        <table:table-row table:style-name="ro2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úšitské_jazyky&amp;action=edit&amp;redlink=1" xlink:type="simple">kúš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ze/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 </text:p>
          </table:table-cell>
          <table:table-cell/>
        </table:table-row>
        <table:table-row table:style-name="ro2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akotština" xlink:type="simple">dakotština</text:a></text:p>
          </table:table-cell>
          <table:table-cell office:value-type="string" calcext:value-type="string">
            <text:p>Lakhota </text:p>
          </table:table-cell>
          <table:table-cell/>
        </table:table-row>
        <table:table-row table:style-name="ro2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 </text:p>
          </table:table-cell>
          <table:table-cell/>
        </table:table-row>
        <table:table-row table:style-name="ro2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rginština&amp;action=edit&amp;redlink=1" xlink:type="simple">darginština</text:a></text:p>
          </table:table-cell>
          <table:table-cell office:value-type="string" calcext:value-type="string">
            <text:p>дарган мез </text:p>
          </table:table-cell>
          <table:table-cell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jacké_jazyky&amp;action=edit&amp;redlink=1" xlink:type="simple">daja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elawarské_jazyky&amp;action=edit&amp;redlink=1" xlink:type="simple">delawarské jazyky</text:a></text:p>
          </table:table-cell>
          <table:table-cell office:value-type="string" calcext:value-type="string">
            <text:p>Lënap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lavey&amp;action=edit&amp;redlink=1" xlink:type="simple">slave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ogrib&amp;action=edit&amp;redlink=1" xlink:type="simple">dogrib</text:a></text:p>
          </table:table-cell>
          <table:table-cell office:value-type="string" calcext:value-type="string">
            <text:p>Tłįchǫ </text:p>
          </table:table-cell>
          <table:table-cell/>
        </table:table-row>
        <table:table-row table:style-name="ro2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inkaština&amp;action=edit&amp;redlink=1" xlink:type="simple">dinkaština</text:a></text:p>
          </table:table-cell>
          <table:table-cell office:value-type="string" calcext:value-type="string">
            <text:p>Thuɔŋjäŋ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ދިވެހިބަސ </text:p>
          </table:table-cell>
          <table:table-cell/>
        </table:table-row>
        <table:table-row table:style-name="ro6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ógrí" xlink:type="simple">dógrí</text:a></text:p>
          </table:table-cell>
          <table:table-cell office:value-type="string" calcext:value-type="string">
            <text:p>डोगर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rávidské_jazyky" xlink:type="simple">drávi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olužická_srbština" xlink:type="simple">dolnolužická srbština</text:a></text:p>
          </table:table-cell>
          <table:table-cell office:value-type="string" calcext:value-type="string">
            <text:p>dolnoserbski </text:p>
          </table:table-cell>
          <table:table-cell/>
        </table:table-row>
        <table:table-row table:style-name="ro2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ualština&amp;action=edit&amp;redlink=1" xlink:type="simple">dualštin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nizozemština&amp;action=edit&amp;redlink=1" xlink:type="simple">střední nizozemština</text:a> (ca. <text:a xlink:href="https://cs.wikipedia.org/wiki/1050" xlink:type="simple">1050</text:a>–<text:a xlink:href="https://cs.wikipedia.org/wiki/1350" xlink:type="simple">135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dut/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cs.wikipedia.org/wiki/Nizozemština" xlink:type="simple">nizozemština</text:a>, <text:a xlink:href="https://cs.wikipedia.org/wiki/Vlámština" xlink:type="simple">vlámština</text:a></text:p>
          </table:table-cell>
          <table:table-cell office:value-type="string" calcext:value-type="string">
            <text:p>Nederlands </text:p>
          </table:table-cell>
          <table:table-cell/>
        </table:table-row>
        <table:table-row table:style-name="ro2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Ďulština&amp;action=edit&amp;redlink=1" xlink:type="simple">ďulština</text:a></text:p>
          </table:table-cell>
          <table:table-cell office:value-type="string" calcext:value-type="string">
            <text:p>Julakan </text:p>
          </table:table-cell>
          <table:table-cell/>
        </table:table-row>
        <table:table-row table:style-name="ro6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 </text:p>
          </table:table-cell>
          <table:table-cell/>
        </table:table-row>
        <table:table-row table:style-name="ro2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fikština&amp;action=edit&amp;redlink=1" xlink:type="simple">efik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gyptština" xlink:type="simple">egyp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kajuk&amp;action=edit&amp;redlink=1" xlink:type="simple">ekajuk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lamitština&amp;action=edit&amp;redlink=1" xlink:type="simple">elam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 </text:p>
          </table:table-cell>
          <table:table-cell/>
        </table:table-row>
        <table:table-row table:style-name="ro1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angličtina" xlink:type="simple">střední angličtina</text:a> (<text:a xlink:href="https://cs.wikipedia.org/wiki/1100" xlink:type="simple">1100</text:a>–<text:a xlink:href="https://cs.wikipedia.org/wiki/1500" xlink:type="simple">1500</text:a>)</text:p>
          </table:table-cell>
          <table:table-cell office:value-type="string" calcext:value-type="string">
            <text:p>English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 </text:p>
          </table:table-cell>
          <table:table-cell/>
        </table:table-row>
        <table:table-row table:style-name="ro2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wondo&amp;action=edit&amp;redlink=1" xlink:type="simple">ewond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gština&amp;action=edit&amp;redlink=1" xlink:type="simple">fang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 </text:p>
          </table:table-cell>
          <table:table-cell/>
        </table:table-row>
        <table:table-row table:style-name="ro2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tština&amp;action=edit&amp;redlink=1" xlink:type="simple">fant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 </text:p>
          </table:table-cell>
          <table:table-cell/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ilipínština" xlink:type="simple">filipínština</text:a></text:p>
          </table:table-cell>
          <table:table-cell office:value-type="string" calcext:value-type="string">
            <text:p>Wikang Filipino 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i, suomen kieli </text:p>
          </table:table-cell>
          <table:table-cell/>
        </table:table-row>
        <table:table-row table:style-name="ro2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rofinské_jazyky" xlink:type="simple">ugrof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onština&amp;action=edit&amp;redlink=1" xlink:type="simple">fonština</text:a></text:p>
          </table:table-cell>
          <table:table-cell office:value-type="string" calcext:value-type="string">
            <text:p>Fɔngbe </text:p>
          </table:table-cell>
          <table:table-cell/>
        </table:table-row>
        <table:table-row table:style-name="ro3">
          <table:table-cell office:value-type="string" calcext:value-type="string">
            <text:p>fre/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, langue française </text:p>
          </table:table-cell>
          <table:table-cell/>
        </table:table-row>
        <table:table-row table:style-name="ro3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francouzština&amp;action=edit&amp;redlink=1" xlink:type="simple">střední francouzština</text:a> (ca. <text:a xlink:href="https://cs.wikipedia.org/wiki/1400" xlink:type="simple">1400</text:a>–<text:a xlink:href="https://cs.wikipedia.org/wiki/1600" xlink:type="simple">16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francouzština" xlink:type="simple">starofrancouzština</text:a> (<text:a xlink:href="https://cs.wikipedia.org/wiki/842" xlink:type="simple">842</text:a>—ca. <text:a xlink:href="https://cs.wikipedia.org/wiki/1400" xlink:type="simple">14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fríština&amp;action=edit&amp;redlink=1" xlink:type="simple">severní fríština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ýchodní_fríština&amp;action=edit&amp;redlink=1" xlink:type="simple">východní fríština</text:a></text:p>
          </table:table-cell>
          <table:table-cell office:value-type="string" calcext:value-type="string">
            <text:p>Seeltersk Fräisk, Seeltersk, Fräisk </text:p>
          </table:table-cell>
          <table:table-cell/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<text:a xlink:href="https://cs.wikipedia.org/wiki/Západní_fríština" xlink:type="simple">západní fríština</text:a></text:p>
          </table:table-cell>
          <table:table-cell office:value-type="string" calcext:value-type="string">
            <text:p>frysk </text:p>
          </table:table-cell>
          <table:table-cell/>
        </table:table-row>
        <table:table-row table:style-name="ro1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, Pulaar, Pular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urlandština" xlink:type="simple">furlandština</text:a></text:p>
          </table:table-cell>
          <table:table-cell office:value-type="string" calcext:value-type="string">
            <text:p>furlan </text:p>
          </table:table-cell>
          <table:table-cell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ština&amp;action=edit&amp;redlink=1" xlink:type="simple">gaština</text:a></text:p>
          </table:table-cell>
          <table:table-cell office:value-type="string" calcext:value-type="string">
            <text:p>Gã </text:p>
          </table:table-cell>
          <table:table-cell/>
        </table:table-row>
        <table:table-row table:style-name="ro2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yo&amp;action=edit&amp;redlink=1" xlink:type="simple">gay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bejština&amp;action=edit&amp;redlink=1" xlink:type="simple">gbe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ermánské_jazyky" xlink:type="simple">ger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geo/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 ენა (kartuli ena) </text:p>
          </table:table-cell>
          <table:table-cell/>
        </table:table-row>
        <table:table-row table:style-name="ro2">
          <table:table-cell office:value-type="string" calcext:value-type="string">
            <text:p>ger/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 </text:p>
          </table:table-cell>
          <table:table-cell/>
        </table:table-row>
        <table:table-row table:style-name="ro6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iz&amp;action=edit&amp;redlink=1" xlink:type="simple">giiz</text:a></text:p>
          </table:table-cell>
          <table:table-cell office:value-type="string" calcext:value-type="string">
            <text:p>ግዕዝ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lbertština&amp;action=edit&amp;redlink=1" xlink:type="simple">gilbertština</text:a>, kiribati</text:p>
          </table:table-cell>
          <table:table-cell office:value-type="string" calcext:value-type="string">
            <text:p>taetae ni Kiribati </text:p>
          </table:table-cell>
          <table:table-cell/>
        </table:table-row>
        <table:table-row table:style-name="ro2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 </text:p>
          </table:table-cell>
          <table:table-cell/>
        </table:table-row>
        <table:table-row table:style-name="ro2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 </text:p>
          </table:table-cell>
          <table:table-cell/>
        </table:table-row>
        <table:table-row table:style-name="ro2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 </text:p>
          </table:table-cell>
          <table:table-cell/>
        </table:table-row>
        <table:table-row table:style-name="ro1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aelg, Manninagh </text:p>
          </table:table-cell>
          <table:table-cell/>
        </table:table-row>
        <table:table-row table:style-name="ro3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horní_němčina" xlink:type="simple">střední horní němčina</text:a> (ca. <text:a xlink:href="https://cs.wikipedia.org/wiki/1050" xlink:type="simple">1050</text:a>–<text:a xlink:href="https://cs.wikipedia.org/wiki/1500" xlink:type="simple">1500</text:a>)</text:p>
          </table:table-cell>
          <table:table-cell office:value-type="string" calcext:value-type="string">
            <text:p>diutisk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horní_němčina" xlink:type="simple">stará horní němčina</text:a> (ca. <text:a xlink:href="https://cs.wikipedia.org/wiki/750" xlink:type="simple">750</text:a>–<text:a xlink:href="https://cs.wikipedia.org/wiki/1050" xlink:type="simple">1050</text:a>)</text:p>
          </table:table-cell>
          <table:table-cell office:value-type="string" calcext:value-type="string">
            <text:p>diut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óndí&amp;action=edit&amp;redlink=1" xlink:type="simple">góndí</text:a></text:p>
          </table:table-cell>
          <table:table-cell office:value-type="string" calcext:value-type="string">
            <text:p>Gōnd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orontálština&amp;action=edit&amp;redlink=1" xlink:type="simple">gorontá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ótština" xlink:type="simple">gótština</text:a></text:p>
          </table:table-cell>
          <table:table-cell office:value-type="string" calcext:value-type="string">
            <text:p>𐌲𐌿𐍄𐌹𐍃𐌺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rebština&amp;action=edit&amp;redlink=1" xlink:type="simple">gre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řečtina" xlink:type="simple">starořečtina</text:a> (–<text:a xlink:href="https://cs.wikipedia.org/wiki/1453" xlink:type="simple">1453</text:a>)</text:p>
          </table:table-cell>
          <table:table-cell office:value-type="string" calcext:value-type="string">
            <text:p>Ἑλληνικά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gre/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<text:a xlink:href="https://cs.wikipedia.org/wiki/Řečtina" xlink:type="simple">řečtina</text:a> (<text:a xlink:href="https://cs.wikipedia.org/wiki/1453" xlink:type="simple">1453</text:a>–)</text:p>
          </table:table-cell>
          <table:table-cell office:value-type="string" calcext:value-type="string">
            <text:p>Ελληνικά </text:p>
          </table:table-cell>
          <table:table-cell/>
        </table:table-row>
        <table:table-row table:style-name="ro2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Švýcarská_němčina" xlink:type="simple">švýcarská němčina</text:a>, <text:a xlink:href="https://cs.wikipedia.org/wiki/Alemanština" xlink:type="simple">alemanština</text:a>, <text:a xlink:href="https://cs.wikipedia.org/wiki/Alsaština" xlink:type="simple">alsaština</text:a></text:p>
          </table:table-cell>
          <table:table-cell office:value-type="string" calcext:value-type="string">
            <text:p>Schwyzerdütsch, Alemannisch, Elsassisch </text:p>
          </table:table-cell>
          <table:table-cell/>
        </table:table-row>
        <table:table-row table:style-name="ro6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 </text:p>
          </table:table-cell>
          <table:table-cell/>
        </table:table-row>
        <table:table-row table:style-name="ro2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wichʼin&amp;action=edit&amp;redlink=1" xlink:type="simple">gwichʼi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ida" xlink:type="simple">haida</text:a></text:p>
          </table:table-cell>
          <table:table-cell office:value-type="string" calcext:value-type="string">
            <text:p>X̲aat Kí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Haitská_kreolština" xlink:type="simple">haitská kreolština</text:a>, Haitian</text:p>
          </table:table-cell>
          <table:table-cell office:value-type="string" calcext:value-type="string">
            <text:p>Kreyòl ayisyen </text:p>
          </table:table-cell>
          <table:table-cell/>
        </table:table-row>
        <table:table-row table:style-name="ro12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Hausancī, هَوُسَ </text:p>
          </table:table-cell>
          <table:table-cell/>
        </table:table-row>
        <table:table-row table:style-name="ro1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vajština" xlink:type="simple">havajština</text:a></text:p>
          </table:table-cell>
          <table:table-cell office:value-type="string" calcext:value-type="string">
            <text:p>‘Ōlelo Hawai‘i </text:p>
          </table:table-cell>
          <table:table-cell/>
        </table:table-row>
        <table:table-row table:style-name="ro10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עִבְרִית, עברית </text:p>
          </table:table-cell>
          <table:table-cell/>
        </table:table-row>
        <table:table-row table:style-name="ro2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 </text:p>
          </table:table-cell>
          <table:table-cell/>
        </table:table-row>
        <table:table-row table:style-name="ro2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iligaynon&amp;action=edit&amp;redlink=1" xlink:type="simple">hiligaynon</text:a></text:p>
          </table:table-cell>
          <table:table-cell office:value-type="string" calcext:value-type="string">
            <text:p>Ilonggo </text:p>
          </table:table-cell>
          <table:table-cell/>
        </table:table-row>
        <table:table-row table:style-name="ro2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imáčalské_jazyky" xlink:type="simple">himáč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 </text:p>
          </table:table-cell>
          <table:table-cell/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hetitština" xlink:type="simple">chet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mongština&amp;action=edit&amp;redlink=1" xlink:type="simple">hmongština</text:a></text:p>
          </table:table-cell>
          <table:table-cell office:value-type="string" calcext:value-type="string">
            <text:p>Hmoob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 </text:p>
          </table:table-cell>
          <table:table-cell/>
        </table:table-row>
        <table:table-row table:style-name="ro2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 jezik </text:p>
          </table:table-cell>
          <table:table-cell/>
        </table:table-row>
        <table:table-row table:style-name="ro2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ornolužická_srbština" xlink:type="simple">hornolužická srbština</text:a></text:p>
          </table:table-cell>
          <table:table-cell office:value-type="string" calcext:value-type="string">
            <text:p>hornjoserbsce </text:p>
          </table:table-cell>
          <table:table-cell/>
        </table:table-row>
        <table:table-row table:style-name="ro2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 </text:p>
          </table:table-cell>
          <table:table-cell/>
        </table:table-row>
        <table:table-row table:style-name="ro1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upa&amp;action=edit&amp;redlink=1" xlink:type="simple">hupa</text:a></text:p>
          </table:table-cell>
          <table:table-cell office:value-type="string" calcext:value-type="string">
            <text:p>Na:tinixwe Mixine:whe </text:p>
          </table:table-cell>
          <table:table-cell/>
        </table:table-row>
        <table:table-row table:style-name="ro2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banština&amp;action=edit&amp;redlink=1" xlink:type="simple">iba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<text:a xlink:href="https://cs.wikipedia.org/wiki/Igboština" xlink:type="simple">iboština</text:a></text:p>
          </table:table-cell>
          <table:table-cell office:value-type="string" calcext:value-type="string">
            <text:p>Igbo </text:p>
          </table:table-cell>
          <table:table-cell/>
        </table:table-row>
        <table:table-row table:style-name="ro2">
          <table:table-cell office:value-type="string" calcext:value-type="string">
            <text:p>ice/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 </text:p>
          </table:table-cell>
          <table:table-cell/>
        </table:table-row>
        <table:table-row table:style-name="ro2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7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<text:a xlink:href="https://cs.wikipedia.org/wiki/I" xlink:type="simple">i</text:a>, Nuosu</text:p>
          </table:table-cell>
          <table:table-cell office:value-type="string" calcext:value-type="string">
            <text:p>ꆇꉙ </text:p>
          </table:table-cell>
          <table:table-cell/>
        </table:table-row>
        <table:table-row table:style-name="ro2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džoské_jazyky&amp;action=edit&amp;redlink=1" xlink:type="simple">idžo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<text:a xlink:href="https://cs.wikipedia.org/wiki/Inuktitut" xlink:type="simple">inuktitut</text:a></text:p>
          </table:table-cell>
          <table:table-cell office:value-type="string" calcext:value-type="string">
            <text:p>ᐃᓄᒃᑎᑐᑦ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a xlink:href="https://cs.wikipedia.org/wiki/Interlingua" xlink:type="simple">interlingua</text:a>, Occidental</text:p>
          </table:table-cell>
          <table:table-cell office:value-type="string" calcext:value-type="string">
            <text:p>Interlingue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lokánština&amp;action=edit&amp;redlink=1" xlink:type="simple">ilokánštin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<text:a xlink:href="https://cs.wikipedia.org/wiki/Interlingua" xlink:type="simple">interlingua</text:a> (<text:a xlink:href="https://cs.wikipedia.org/w/index.php?title=International_Auxiliary_Language_Association&amp;action=edit&amp;redlink=1" xlink:type="simple">International Auxiliary Language Association</text:a>)</text:p>
          </table:table-cell>
          <table:table-cell office:value-type="string" calcext:value-type="string">
            <text:p>interlingua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dické_jazyky&amp;action=edit&amp;redlink=1" xlink:type="simple">ind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 </text:p>
          </table:table-cell>
          <table:table-cell/>
        </table:table-row>
        <table:table-row table:style-name="ro2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doevropské_jazyky" xlink:type="simple">indoevrop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guština&amp;action=edit&amp;redlink=1" xlink:type="simple">inguština</text:a></text:p>
          </table:table-cell>
          <table:table-cell office:value-type="string" calcext:value-type="string">
            <text:p>гӀалгӀай мотт </text:p>
          </table:table-cell>
          <table:table-cell/>
        </table:table-row>
        <table:table-row table:style-name="ro1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, Iñupiatun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Íránské_jazyky" xlink:type="simple">ír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rokézské_jazyky&amp;action=edit&amp;redlink=1" xlink:type="simple">iroké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 </text:p>
          </table:table-cell>
          <table:table-cell/>
        </table:table-row>
        <table:table-row table:style-name="ro12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 (ꦧꦱꦗꦮ) </text:p>
          </table:table-cell>
          <table:table-cell/>
        </table:table-row>
        <table:table-row table:style-name="ro2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ojban" xlink:type="simple">lojban</text:a></text:p>
          </table:table-cell>
          <table:table-cell office:value-type="string" calcext:value-type="string">
            <text:p>lojban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8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 </text:p>
          </table:table-cell>
          <table:table-cell/>
        </table:table-row>
        <table:table-row table:style-name="ro2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perština&amp;action=edit&amp;redlink=1" xlink:type="simple">judeo-pe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arabština&amp;action=edit&amp;redlink=1" xlink:type="simple">judeo-ara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akalpačtina" xlink:type="simple">karakalpačtina</text:a></text:p>
          </table:table-cell>
          <table:table-cell office:value-type="string" calcext:value-type="string">
            <text:p>қарақалпақ тили </text:p>
          </table:table-cell>
          <table:table-cell/>
        </table:table-row>
        <table:table-row table:style-name="ro2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bylština&amp;action=edit&amp;redlink=1" xlink:type="simple">kabylština</text:a></text:p>
          </table:table-cell>
          <table:table-cell office:value-type="string" calcext:value-type="string">
            <text:p>Taqbaylit </text:p>
          </table:table-cell>
          <table:table-cell/>
        </table:table-row>
        <table:table-row table:style-name="ro1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čin&amp;action=edit&amp;redlink=1" xlink:type="simple">kačin</text:a>, Jingpho</text:p>
          </table:table-cell>
          <table:table-cell office:value-type="string" calcext:value-type="string">
            <text:p>Jingpho, Marip </text:p>
          </table:table-cell>
          <table:table-cell/>
        </table:table-row>
        <table:table-row table:style-name="ro3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<text:a xlink:href="https://cs.wikipedia.org/wiki/Grónština" xlink:type="simple">grónština</text:a>, kalaallisut</text:p>
          </table:table-cell>
          <table:table-cell office:value-type="string" calcext:value-type="string">
            <text:p>kalaallisut, kalaallit oqaasii </text:p>
          </table:table-cell>
          <table:table-cell/>
        </table:table-row>
        <table:table-row table:style-name="ro2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mbština&amp;action=edit&amp;redlink=1" xlink:type="simple">kamb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 </text:p>
          </table:table-cell>
          <table:table-cell/>
        </table:table-row>
        <table:table-row table:style-name="ro2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enské_jazyky&amp;action=edit&amp;redlink=1" xlink:type="simple">kare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ॉशुर, کٲشُر </text:p>
          </table:table-cell>
          <table:table-cell/>
        </table:table-row>
        <table:table-row table:style-name="ro2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wi&amp;action=edit&amp;redlink=1" xlink:type="simple">kawi</text:a></text:p>
          </table:table-cell>
          <table:table-cell office:value-type="string" calcext:value-type="string">
            <text:p>Bhāṣa Kawi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 </text:p>
          </table:table-cell>
          <table:table-cell/>
        </table:table-row>
        <table:table-row table:style-name="ro2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bardsko-čerkeský_jazyk" xlink:type="simple">kabardsko-čerkeský jazyk</text:a></text:p>
          </table:table-cell>
          <table:table-cell office:value-type="string" calcext:value-type="string">
            <text:p>Адыгэбзэ </text:p>
          </table:table-cell>
          <table:table-cell/>
        </table:table-row>
        <table:table-row table:style-name="ro2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hasi&amp;action=edit&amp;redlink=1" xlink:type="simple">khasi</text:a></text:p>
          </table:table-cell>
          <table:table-cell office:value-type="string" calcext:value-type="string">
            <text:p>Khasi </text:p>
          </table:table-cell>
          <table:table-cell/>
        </table:table-row>
        <table:table-row table:style-name="ro2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jsanské_jazyky" xlink:type="simple">kojs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 </text:p>
          </table:table-cell>
          <table:table-cell/>
        </table:table-row>
        <table:table-row table:style-name="ro2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otanština&amp;action=edit&amp;redlink=1" xlink:type="simple">chotanština</text:a></text:p>
          </table:table-cell>
          <table:table-cell office:value-type="string" calcext:value-type="string">
            <text:p>dávný jazyk </text:p>
          </table:table-cell>
          <table:table-cell/>
        </table:table-row>
        <table:table-row table:style-name="ro1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a xlink:href="https://cs.wikipedia.org/wiki/Kikujština" xlink:type="simple">kikujština</text:a>, Gikuyu</text:p>
          </table:table-cell>
          <table:table-cell office:value-type="string" calcext:value-type="string">
            <text:p>Gĩkũyũ </text:p>
          </table:table-cell>
          <table:table-cell/>
        </table:table-row>
        <table:table-row table:style-name="ro2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Ikinyarwanda </text:p>
          </table:table-cell>
          <table:table-cell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<text:a xlink:href="https://cs.wikipedia.org/w/index.php?title=Kirgizština&amp;action=edit&amp;redlink=1" xlink:type="simple">kirgizština</text:a>, Kyrgyz</text:p>
          </table:table-cell>
          <table:table-cell office:value-type="string" calcext:value-type="string">
            <text:p>кыргыз тили </text:p>
          </table:table-cell>
          <table:table-cell/>
        </table:table-row>
        <table:table-row table:style-name="ro2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imbundu&amp;action=edit&amp;redlink=1" xlink:type="simple">kimbundu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nkánština" xlink:type="simple">konkánština</text:a></text:p>
          </table:table-cell>
          <table:table-cell office:value-type="string" calcext:value-type="string">
            <text:p>कॊंकणि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9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, 조선말 (朝鮮語) </text:p>
          </table:table-cell>
          <table:table-cell/>
        </table:table-row>
        <table:table-row table:style-name="ro2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srae" xlink:type="simple">kosrae</text:a></text:p>
          </table:table-cell>
          <table:table-cell office:value-type="string" calcext:value-type="string">
            <text:p>Kosrae </text:p>
          </table:table-cell>
          <table:table-cell/>
        </table:table-row>
        <table:table-row table:style-name="ro2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pelština&amp;action=edit&amp;redlink=1" xlink:type="simple">kpelština</text:a></text:p>
          </table:table-cell>
          <table:table-cell office:value-type="string" calcext:value-type="string">
            <text:p>kpel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ačajština&amp;action=edit&amp;redlink=1" xlink:type="simple">karačajština</text:a></text:p>
          </table:table-cell>
          <table:table-cell office:value-type="string" calcext:value-type="string">
            <text:p>къарачай-малкъар тил </text:p>
          </table:table-cell>
          <table:table-cell/>
        </table:table-row>
        <table:table-row table:style-name="ro2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elština" xlink:type="simple">karelština</text:a></text:p>
          </table:table-cell>
          <table:table-cell office:value-type="string" calcext:value-type="string">
            <text:p>karjalan kieli </text:p>
          </table:table-cell>
          <table:table-cell/>
        </table:table-row>
        <table:table-row table:style-name="ro2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uské_jazyky&amp;action=edit&amp;redlink=1" xlink:type="simple">kr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rukh&amp;action=edit&amp;redlink=1" xlink:type="simple">kurukh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<text:a xlink:href="https://cs.wikipedia.org/wiki/Kuanyama" xlink:type="simple">kuanyama</text:a>, kwanyama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mykština&amp;action=edit&amp;redlink=1" xlink:type="simple">kumykština</text:a></text:p>
          </table:table-cell>
          <table:table-cell office:value-type="string" calcext:value-type="string">
            <text:p>Кумык </text:p>
          </table:table-cell>
          <table:table-cell/>
        </table:table-row>
        <table:table-row table:style-name="ro2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tenai&amp;action=edit&amp;redlink=1" xlink:type="simple">kutenai</text:a></text:p>
          </table:table-cell>
          <table:table-cell office:value-type="string" calcext:value-type="string">
            <text:p>Ktunaxa </text:p>
          </table:table-cell>
          <table:table-cell/>
        </table:table-row>
        <table:table-row table:style-name="ro3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adino" xlink:type="simple">ladino</text:a> (židovská španělština)</text:p>
          </table:table-cell>
          <table:table-cell office:value-type="string" calcext:value-type="string">
            <text:p>ג'ודיאו-איספאנייול </text:p>
          </table:table-cell>
          <table:table-cell/>
        </table:table-row>
        <table:table-row table:style-name="ro4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hnda&amp;action=edit&amp;redlink=1" xlink:type="simple">lahnda</text:a></text:p>
          </table:table-cell>
          <table:table-cell office:value-type="string" calcext:value-type="string">
            <text:p>ਲਹਿੰਦੀ</text:p>
          </table:table-cell>
          <table:table-cell table:style-name="ce1" office:value-type="string" calcext:value-type="string">
            <text:p>makrojazyk (nezahrnuje paňdžábštinu (pa/pan)) 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mba&amp;action=edit&amp;redlink=1" xlink:type="simple">lamb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 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, lingua Latin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 </text:p>
          </table:table-cell>
          <table:table-cell/>
        </table:table-row>
        <table:table-row table:style-name="ro2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ezginština&amp;action=edit&amp;redlink=1" xlink:type="simple">lezginština</text:a></text:p>
          </table:table-cell>
          <table:table-cell office:value-type="string" calcext:value-type="string">
            <text:p>лезги чӀал </text:p>
          </table:table-cell>
          <table:table-cell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 </text:p>
          </table:table-cell>
          <table:table-cell/>
        </table:table-row>
        <table:table-row table:style-name="ro2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ala </text:p>
          </table:table-cell>
          <table:table-cell/>
        </table:table-row>
        <table:table-row table:style-name="ro2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 </text:p>
          </table:table-cell>
          <table:table-cell/>
        </table:table-row>
        <table:table-row table:style-name="ro2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gština&amp;action=edit&amp;redlink=1" xlink:type="simple">mong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ozi&amp;action=edit&amp;redlink=1" xlink:type="simple">lozi</text:a></text:p>
          </table:table-cell>
          <table:table-cell office:value-type="string" calcext:value-type="string">
            <text:p>siLozi </text:p>
          </table:table-cell>
          <table:table-cell/>
        </table:table-row>
        <table:table-row table:style-name="ro1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 </text:p>
          </table:table-cell>
          <table:table-cell/>
        </table:table-row>
        <table:table-row table:style-name="ro2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waà: </text:p>
          </table:table-cell>
          <table:table-cell/>
        </table:table-row>
        <table:table-row table:style-name="ro2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cs.wikipedia.org/w/index.php?title=Katangská_lubština&amp;action=edit&amp;redlink=1" xlink:type="simple">katangská lub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 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iseño&amp;action=edit&amp;redlink=1" xlink:type="simple">luiseñ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ndština&amp;action=edit&amp;redlink=1" xlink:type="simple">lundština</text:a></text:p>
          </table:table-cell>
          <table:table-cell office:value-type="string" calcext:value-type="string">
            <text:p>chiLunda </text:p>
          </table:table-cell>
          <table:table-cell/>
        </table:table-row>
        <table:table-row table:style-name="ro2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oština&amp;action=edit&amp;redlink=1" xlink:type="simple">luoština</text:a></text:p>
          </table:table-cell>
          <table:table-cell office:value-type="string" calcext:value-type="string">
            <text:p>Dholuo </text:p>
          </table:table-cell>
          <table:table-cell/>
        </table:table-row>
        <table:table-row table:style-name="ro2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šajština&amp;action=edit&amp;redlink=1" xlink:type="simple">luša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ac/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 </text:p>
          </table:table-cell>
          <table:table-cell/>
        </table:table-row>
        <table:table-row table:style-name="ro2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durština&amp;action=edit&amp;redlink=1" xlink:type="simple">madu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gahi&amp;action=edit&amp;redlink=1" xlink:type="simple">magahi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<text:a xlink:href="https://cs.wikipedia.org/wiki/Maršalština" xlink:type="simple">maršalština</text:a></text:p>
          </table:table-cell>
          <table:table-cell office:value-type="string" calcext:value-type="string">
            <text:p>Kajin M̧ajeļ </text:p>
          </table:table-cell>
          <table:table-cell/>
        </table:table-row>
        <table:table-row table:style-name="ro6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ithilí&amp;action=edit&amp;redlink=1" xlink:type="simple">maithilí</text:a></text:p>
          </table:table-cell>
          <table:table-cell office:value-type="string" calcext:value-type="string">
            <text:p>मैथिली </text:p>
          </table:table-cell>
          <table:table-cell/>
        </table:table-row>
        <table:table-row table:style-name="ro2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kasarština&amp;action=edit&amp;redlink=1" xlink:type="simple">makasar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cs.wikipedia.org/wiki/Malajálamština" xlink:type="simple">malajálamština</text:a></text:p>
          </table:table-cell>
          <table:table-cell office:value-type="string" calcext:value-type="string">
            <text:p>മലയാളം </text:p>
          </table:table-cell>
          <table:table-cell/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linkština&amp;action=edit&amp;redlink=1" xlink:type="simple">malink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ao/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 </text:p>
          </table:table-cell>
          <table:table-cell/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onéské_jazyky" xlink:type="simple">austroné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 </text:p>
          </table:table-cell>
          <table:table-cell/>
        </table:table-row>
        <table:table-row table:style-name="ro2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sajština&amp;action=edit&amp;redlink=1" xlink:type="simple">masajština</text:a></text:p>
          </table:table-cell>
          <table:table-cell office:value-type="string" calcext:value-type="string">
            <text:p>ɔl Maa </text:p>
          </table:table-cell>
          <table:table-cell/>
        </table:table-row>
        <table:table-row table:style-name="ro11">
          <table:table-cell office:value-type="string" calcext:value-type="string">
            <text:p>may/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, بهاس ملاي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okša" xlink:type="simple">mokša</text:a></text:p>
          </table:table-cell>
          <table:table-cell office:value-type="string" calcext:value-type="string">
            <text:p>мокшень кяль </text:p>
          </table:table-cell>
          <table:table-cell/>
        </table:table-row>
        <table:table-row table:style-name="ro2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darština&amp;action=edit&amp;redlink=1" xlink:type="simple">manda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endeština&amp;action=edit&amp;redlink=1" xlink:type="simple">mendeština</text:a></text:p>
          </table:table-cell>
          <table:table-cell office:value-type="string" calcext:value-type="string">
            <text:p>Mɛnde </text:p>
          </table:table-cell>
          <table:table-cell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irština&amp;action=edit&amp;redlink=1" xlink:type="simple">střední irština</text:a> (<text:a xlink:href="https://cs.wikipedia.org/wiki/900" xlink:type="simple">900</text:a>–<text:a xlink:href="https://cs.wikipedia.org/wiki/1200" xlink:type="simple">1200</text:a>)</text:p>
          </table:table-cell>
          <table:table-cell office:value-type="string" calcext:value-type="string">
            <text:p>Gaoidhealg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kmačtina&amp;action=edit&amp;redlink=1" xlink:type="simple">mikmačtina</text:a></text:p>
          </table:table-cell>
          <table:table-cell office:value-type="string" calcext:value-type="string">
            <text:p>Míkmaq, Mi'gmaq 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nangkabauština&amp;action=edit&amp;redlink=1" xlink:type="simple">minangkabauština</text:a></text:p>
          </table:table-cell>
          <table:table-cell office:value-type="string" calcext:value-type="string">
            <text:p>Baso Minangkabau 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zyky bez kódu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-khmerské_jazyky&amp;action=edit&amp;redlink=1" xlink:type="simple">mon-khm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 </text:p>
          </table:table-cell>
          <table:table-cell/>
        </table:table-row>
        <table:table-row table:style-name="ro6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ndžuština" xlink:type="simple">mandžuština</text:a></text:p>
          </table:table-cell>
          <table:table-cell office:value-type="string" calcext:value-type="string">
            <text:p>ᠮᠠᠨᠵᡠ ᡤᡳᠰᡠᠨ ᠪᡝ </text:p>
          </table:table-cell>
          <table:table-cell/>
        </table:table-row>
        <table:table-row table:style-name="ro6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ipurština&amp;action=edit&amp;redlink=1" xlink:type="simple">manipurština</text:a></text:p>
          </table:table-cell>
          <table:table-cell office:value-type="string" calcext:value-type="string">
            <text:p>মৈইতৈইলোন </text:p>
          </table:table-cell>
          <table:table-cell/>
        </table:table-row>
        <table:table-row table:style-name="ro2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obské_jazyky&amp;action=edit&amp;redlink=1" xlink:type="simple">mano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hawk&amp;action=edit&amp;redlink=1" xlink:type="simple">mohawk</text:a></text:p>
          </table:table-cell>
          <table:table-cell office:value-type="string" calcext:value-type="string">
            <text:p>Kanien’keha </text:p>
          </table:table-cell>
          <table:table-cell/>
        </table:table-row>
        <table:table-row table:style-name="ro2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 хэл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sijština&amp;action=edit&amp;redlink=1" xlink:type="simple">mosijština</text:a></text:p>
          </table:table-cell>
          <table:table-cell office:value-type="string" calcext:value-type="string">
            <text:p>Mòoré 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měs více jazyků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ndské_jazyky&amp;action=edit&amp;redlink=1" xlink:type="simple">mu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skogí&amp;action=edit&amp;redlink=1" xlink:type="simple">muskogí</text:a> (krík)</text:p>
          </table:table-cell>
          <table:table-cell office:value-type="string" calcext:value-type="string">
            <text:p>Maskoki, Mvskokē empunakv </text:p>
          </table:table-cell>
          <table:table-cell/>
        </table:table-row>
        <table:table-row table:style-name="ro1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irandština" xlink:type="simple">mirandština</text:a></text:p>
          </table:table-cell>
          <table:table-cell office:value-type="string" calcext:value-type="string">
            <text:p>Lhéngua Mirandesa </text:p>
          </table:table-cell>
          <table:table-cell/>
        </table:table-row>
        <table:table-row table:style-name="ro6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árvárí&amp;action=edit&amp;redlink=1" xlink:type="simple">márvárí</text:a></text:p>
          </table:table-cell>
          <table:table-cell office:value-type="string" calcext:value-type="string">
            <text:p>मारवाड़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yské_jazyky" xlink:type="simple">may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rzja" xlink:type="simple">erzja</text:a></text:p>
          </table:table-cell>
          <table:table-cell office:value-type="string" calcext:value-type="string">
            <text:p>эрзянь кель </text:p>
          </table:table-cell>
          <table:table-cell/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ahuatl" xlink:type="simple">nahuatl</text:a></text:p>
          </table:table-cell>
          <table:table-cell office:value-type="string" calcext:value-type="string">
            <text:p>nāhuatl, nawatlahtolli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oamerické_jazyky&amp;action=edit&amp;redlink=1" xlink:type="simple">sever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apolština" xlink:type="simple">neapolština</text:a></text:p>
          </table:table-cell>
          <table:table-cell office:value-type="string" calcext:value-type="string">
            <text:p>napulitano </text:p>
          </table:table-cell>
          <table:table-cell/>
        </table:table-row>
        <table:table-row table:style-name="ro1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 </text:p>
          </table:table-cell>
          <table:table-cell/>
        </table:table-row>
        <table:table-row table:style-name="ro1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<text:a xlink:href="https://cs.wikipedia.org/wiki/Navažština" xlink:type="simple">navažština</text:a>, Navaho</text:p>
          </table:table-cell>
          <table:table-cell office:value-type="string" calcext:value-type="string">
            <text:p>Diné bizaad, Dinékʼehǰí </text:p>
          </table:table-cell>
          <table:table-cell/>
        </table:table-row>
        <table:table-row table:style-name="ro2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2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2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 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í_němčina" xlink:type="simple">dolní němčina</text:a>, dolnosaština</text:p>
          </table:table-cell>
          <table:table-cell office:value-type="string" calcext:value-type="string">
            <text:p>Nederdüütsch, Plattdüütsch </text:p>
          </table:table-cell>
          <table:table-cell/>
        </table:table-row>
        <table:table-row table:style-name="ro6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 </text:p>
          </table:table-cell>
          <table:table-cell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varština" xlink:type="simple">nevarština</text:a></text:p>
          </table:table-cell>
          <table:table-cell office:value-type="string" calcext:value-type="string">
            <text:p>Nepal Bhasa </text:p>
          </table:table-cell>
          <table:table-cell/>
        </table:table-row>
        <table:table-row table:style-name="ro2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as" xlink:type="simple">nias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igero-kordofánské_jazyky&amp;action=edit&amp;redlink=1" xlink:type="simple">nigero-kordof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ueština" xlink:type="simple">niueština</text:a></text:p>
          </table:table-cell>
          <table:table-cell office:value-type="string" calcext:value-type="string">
            <text:p>ko e vagahau Niuē, faka-Niue </text:p>
          </table:table-cell>
          <table:table-cell/>
        </table:table-row>
        <table:table-row table:style-name="ro1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a xlink:href="https://cs.wikipedia.org/wiki/Nynorsk" xlink:type="simple">nynorsk</text:a> (<text:a xlink:href="https://cs.wikipedia.org/wiki/Norština" xlink:type="simple">norština</text:a>)</text:p>
          </table:table-cell>
          <table:table-cell office:value-type="string" calcext:value-type="string">
            <text:p>nynorsk </text:p>
          </table:table-cell>
          <table:table-cell/>
        </table:table-row>
        <table:table-row table:style-name="ro1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cs.wikipedia.org/wiki/Bokmål" xlink:type="simple">bokmål</text:a> (<text:a xlink:href="https://cs.wikipedia.org/wiki/Norština" xlink:type="simple">norština</text:a>)</text:p>
          </table:table-cell>
          <table:table-cell office:value-type="string" calcext:value-type="string">
            <text:p>bokmål </text:p>
          </table:table-cell>
          <table:table-cell/>
        </table:table-row>
        <table:table-row table:style-name="ro2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ogajština" xlink:type="simple">nogajština</text:a></text:p>
          </table:table-cell>
          <table:table-cell office:value-type="string" calcext:value-type="string">
            <text:p>ногай тили 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skandinávština&amp;action=edit&amp;redlink=1" xlink:type="simple">stará skandinávština</text:a></text:p>
          </table:table-cell>
          <table:table-cell office:value-type="string" calcext:value-type="string">
            <text:p>norskr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%27ko&amp;action=edit&amp;redlink=1" xlink:type="simple">n'k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sotština&amp;action=edit&amp;redlink=1" xlink:type="simple">severní sotština</text:a></text:p>
          </table:table-cell>
          <table:table-cell office:value-type="string" calcext:value-type="string">
            <text:p>Sesotho sa Leboa, Sepedi </text:p>
          </table:table-cell>
          <table:table-cell/>
        </table:table-row>
        <table:table-row table:style-name="ro2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úbijské_jazyky&amp;action=edit&amp;redlink=1" xlink:type="simple">núb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nevarština&amp;action=edit&amp;redlink=1" xlink:type="simple">klasická neva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a xlink:href="https://cs.wikipedia.org/w/index.php?title=Čičeva&amp;action=edit&amp;redlink=1" xlink:type="simple">čičeva</text:a></text:p>
          </table:table-cell>
          <table:table-cell office:value-type="string" calcext:value-type="string">
            <text:p>chiCheŵa, chinyanja </text:p>
          </table:table-cell>
          <table:table-cell/>
        </table:table-row>
        <table:table-row table:style-name="ro2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mvezština&amp;action=edit&amp;redlink=1" xlink:type="simple">ňamvezština</text:a></text:p>
          </table:table-cell>
          <table:table-cell office:value-type="string" calcext:value-type="string">
            <text:p>Kinyamwezi </text:p>
          </table:table-cell>
          <table:table-cell/>
        </table:table-row>
        <table:table-row table:style-name="ro2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nžština&amp;action=edit&amp;redlink=1" xlink:type="simple">ňanž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yoro&amp;action=edit&amp;redlink=1" xlink:type="simple">nyoro</text:a></text:p>
          </table:table-cell>
          <table:table-cell office:value-type="string" calcext:value-type="string">
            <text:p>Runyoro </text:p>
          </table:table-cell>
          <table:table-cell/>
        </table:table-row>
        <table:table-row table:style-name="ro2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zimština&amp;action=edit&amp;redlink=1" xlink:type="simple">nzim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<text:a xlink:href="https://cs.wikipedia.org/wiki/Okcitánština" xlink:type="simple">okcitánština</text:a> (<text:a xlink:href="https://cs.wikipedia.org/wiki/1500" xlink:type="simple">1500</text:a>–)</text:p>
          </table:table-cell>
          <table:table-cell office:value-type="string" calcext:value-type="string">
            <text:p>Occitan </text:p>
          </table:table-cell>
          <table:table-cell/>
        </table:table-row>
        <table:table-row table:style-name="ro3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ᓇᐯᒧᐏᐣ (Anishinaabemowi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 </text:p>
          </table:table-cell>
          <table:table-cell/>
        </table:table-row>
        <table:table-row table:style-name="ro1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<text:a xlink:href="https://cs.wikipedia.org/w/index.php?title=Oromo&amp;action=edit&amp;redlink=1" xlink:type="simple">oromo</text:a></text:p>
          </table:table-cell>
          <table:table-cell office:value-type="string" calcext:value-type="string">
            <text:p>Afaan Oromo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Osage&amp;action=edit&amp;redlink=1" xlink:type="simple">osage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ӕвзаг </text:p>
          </table:table-cell>
          <table:table-cell/>
        </table:table-row>
        <table:table-row table:style-name="ro1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Osmanská_turečtina" xlink:type="simple">osmanská turečtina</text:a> (<text:a xlink:href="https://cs.wikipedia.org/wiki/1500" xlink:type="simple">1500</text:a>–<text:a xlink:href="https://cs.wikipedia.org/wiki/1928" xlink:type="simple">1928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otomí&amp;action=edit&amp;redlink=1" xlink:type="simple">jazyky otomí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uánské_jazyky" xlink:type="simple">papu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ngasijština&amp;action=edit&amp;redlink=1" xlink:type="simple">pangasi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perština" xlink:type="simple">střední perština</text:a>, (pahlaví)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mpangan&amp;action=edit&amp;redlink=1" xlink:type="simple">pampangan</text:a>, kapampangan</text:p>
          </table:table-cell>
          <table:table-cell office:value-type="string" calcext:value-type="string">
            <text:p>Kapampangan </text:p>
          </table:table-cell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, پنجابی</text:p>
          </table:table-cell>
          <table:table-cell table:style-name="ce1" office:value-type="string" calcext:value-type="string">
            <text:p>(separate from Lahnda (lah)) </text:p>
          </table:table-cell>
        </table:table-row>
        <table:table-row table:style-name="ro2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iamento" xlink:type="simple">papiamento</text:a></text:p>
          </table:table-cell>
          <table:table-cell office:value-type="string" calcext:value-type="string">
            <text:p>Papiamentu </text:p>
          </table:table-cell>
          <table:table-cell/>
        </table:table-row>
        <table:table-row table:style-name="ro2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lauština&amp;action=edit&amp;redlink=1" xlink:type="simple">palauština</text:a></text:p>
          </table:table-cell>
          <table:table-cell office:value-type="string" calcext:value-type="string">
            <text:p>tekoi ra Belau </text:p>
          </table:table-cell>
          <table:table-cell/>
        </table:table-row>
        <table:table-row table:style-name="ro3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perština" xlink:type="simple">stará perština</text:a> (ca. <text:a xlink:href="https://cs.wikipedia.org/w/index.php?title=600_BC&amp;action=edit&amp;redlink=1" xlink:type="simple">600</text:a>–<text:a xlink:href="https://cs.wikipedia.org/w/index.php?title=400_BC&amp;action=edit&amp;redlink=1" xlink:type="simple">400 BC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per/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فارس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ilipínské_jazyky&amp;action=edit&amp;redlink=1" xlink:type="simple">filip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éničtina" xlink:type="simple">fénič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लि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 </text:p>
          </table:table-cell>
          <table:table-cell/>
        </table:table-row>
        <table:table-row table:style-name="ro2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ohnpejština&amp;action=edit&amp;redlink=1" xlink:type="simple">pohnpe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 </text:p>
          </table:table-cell>
          <table:table-cell/>
        </table:table-row>
        <table:table-row table:style-name="ro2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rákrt" xlink:type="simple">prákrt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provensálština&amp;action=edit&amp;redlink=1" xlink:type="simple">stará provensálština</text:a>, <text:a xlink:href="https://cs.wikipedia.org/w/index.php?title=Stará_okcitánština&amp;action=edit&amp;redlink=1" xlink:type="simple">stará okcitánština</text:a> (–<text:a xlink:href="https://cs.wikipedia.org/wiki/1500" xlink:type="simple">15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پښت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yhrazeno pro místní užití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<text:a xlink:href="https://cs.wikipedia.org/wiki/Kečujština" xlink:type="simple">kečujština</text:a></text:p>
          </table:table-cell>
          <table:table-cell office:value-type="string" calcext:value-type="string">
            <text:p>Runa Simi, Kichw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ádžasthánština" xlink:type="simple">rádžasthánština</text:a></text:p>
          </table:table-cell>
          <table:table-cell office:value-type="string" calcext:value-type="string">
            <text:p>राजस्थान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apanujština&amp;action=edit&amp;redlink=1" xlink:type="simple">rapanujština</text:a></text:p>
          </table:table-cell>
          <table:table-cell office:value-type="string" calcext:value-type="string">
            <text:p>rapanui, pepito ote henua </text:p>
          </table:table-cell>
          <table:table-cell/>
        </table:table-row>
        <table:table-row table:style-name="ro3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orotongánština&amp;action=edit&amp;redlink=1" xlink:type="simple">rorotongánština</text:a>, Cook Islands Maori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ánské_jazyky" xlink:type="simple">ro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 </text:p>
          </table:table-cell>
          <table:table-cell/>
        </table:table-row>
        <table:table-row table:style-name="ro4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ština" xlink:type="simple">romština</text:a></text:p>
          </table:table-cell>
          <table:table-cell office:value-type="string" calcext:value-type="string">
            <text:p>romani čhib, rromani ćhib, Romani šib, Romanó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rum/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 </text:p>
          </table:table-cell>
          <table:table-cell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cs.wikipedia.org/wiki/Rundština" xlink:type="simple">rundština</text:a></text:p>
          </table:table-cell>
          <table:table-cell office:value-type="string" calcext:value-type="string">
            <text:p>Rundi </text:p>
          </table:table-cell>
          <table:table-cell/>
        </table:table-row>
        <table:table-row table:style-name="ro4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umunština" xlink:type="simple">arumunština</text:a></text:p>
          </table:table-cell>
          <table:table-cell office:value-type="string" calcext:value-type="string">
            <text:p>Armãneashce, Armãneashti, Limba armãneascã </text:p>
          </table:table-cell>
          <table:table-cell/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 </text:p>
          </table:table-cell>
          <table:table-cell/>
        </table:table-row>
        <table:table-row table:style-name="ro2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daweština&amp;action=edit&amp;redlink=1" xlink:type="simple">sandawe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cs.wikipedia.org/w/index.php?title=Sangoština&amp;action=edit&amp;redlink=1" xlink:type="simple">sangoština</text:a></text:p>
          </table:table-cell>
          <table:table-cell office:value-type="string" calcext:value-type="string">
            <text:p>yângâ tî sängö </text:p>
          </table:table-cell>
          <table:table-cell/>
        </table:table-row>
        <table:table-row table:style-name="ro2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kutština" xlink:type="simple">jakutština</text:a></text:p>
          </table:table-cell>
          <table:table-cell office:value-type="string" calcext:value-type="string">
            <text:p>Саха тыла </text:p>
          </table:table-cell>
          <table:table-cell/>
        </table:table-row>
        <table:table-row table:style-name="ro2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hoamerické_jazyky&amp;action=edit&amp;redlink=1" xlink:type="simple">jih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lišské_jazyky&amp;action=edit&amp;redlink=1" xlink:type="simple">sali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maritánská_aramejština&amp;action=edit&amp;redlink=1" xlink:type="simple">samaritánská aramejština</text:a></text:p>
          </table:table-cell>
          <table:table-cell office:value-type="string" calcext:value-type="string">
            <text:p>ארמית, ܐܪܡܝܐ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6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sačtina&amp;action=edit&amp;redlink=1" xlink:type="simple">sasač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tálština&amp;action=edit&amp;redlink=1" xlink:type="simple">santálština</text:a></text:p>
          </table:table-cell>
          <table:table-cell office:value-type="string" calcext:value-type="string">
            <text:p>संथाली </text:p>
          </table:table-cell>
          <table:table-cell/>
        </table:table-row>
        <table:table-row table:style-name="ro2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cilština" xlink:type="simple">sicilština</text:a></text:p>
          </table:table-cell>
          <table:table-cell office:value-type="string" calcext:value-type="string">
            <text:p>Sicilianu </text:p>
          </table:table-cell>
          <table:table-cell/>
        </table:table-row>
        <table:table-row table:style-name="ro1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cots" xlink:type="simple">scots</text:a></text:p>
          </table:table-cell>
          <table:table-cell office:value-type="string" calcext:value-type="string">
            <text:p>Scots leid, Lallans 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lkupština" xlink:type="simple">selkupština</text:a></text:p>
          </table:table-cell>
          <table:table-cell office:value-type="string" calcext:value-type="string">
            <text:p>шӧльӄумыт әты </text:p>
          </table:table-cell>
          <table:table-cell/>
        </table:table-row>
        <table:table-row table:style-name="ro2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mitské_jazyky" xlink:type="simple">sem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irština&amp;action=edit&amp;redlink=1" xlink:type="simple">stará irština</text:a> (to <text:a xlink:href="https://cs.wikipedia.org/wiki/900" xlink:type="simple">900</text:a>)</text:p>
          </table:table-cell>
          <table:table-cell office:value-type="string" calcext:value-type="string">
            <text:p>Goídel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nakové_jazyky&amp;action=edit&amp;redlink=1" xlink:type="simple">znakov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Šanština&amp;action=edit&amp;redlink=1" xlink:type="simple">ša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idamština&amp;action=edit&amp;redlink=1" xlink:type="simple">sidamština</text:a></text:p>
          </table:table-cell>
          <table:table-cell office:value-type="string" calcext:value-type="string">
            <text:p>Sidámo 'Afó 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cs.wikipedia.org/wiki/Sinhalština" xlink:type="simple">sinhalština</text:a>, Sinhala</text:p>
          </table:table-cell>
          <table:table-cell office:value-type="string" calcext:value-type="string">
            <text:p>සිංහල </text:p>
          </table:table-cell>
          <table:table-cell/>
        </table:table-row>
        <table:table-row table:style-name="ro2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uské_jazyky" xlink:type="simple">si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beto-čínské_jazyky" xlink:type="simple">tibeto-č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lovanské_jazyky" xlink:type="simple">slov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lo/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 </text:p>
          </table:table-cell>
          <table:table-cell/>
        </table:table-row>
        <table:table-row table:style-name="ro2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 </text:p>
          </table:table-cell>
          <table:table-cell/>
        </table:table-row>
        <table:table-row table:style-name="ro2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ižní_sámština" xlink:type="simple">jižní sámština</text:a></text:p>
          </table:table-cell>
          <table:table-cell office:value-type="string" calcext:value-type="string">
            <text:p>saemien giele </text:p>
          </table:table-cell>
          <table:table-cell/>
        </table:table-row>
        <table:table-row table:style-name="ro1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sámi, sámegiella </text:p>
          </table:table-cell>
          <table:table-cell/>
        </table:table-row>
        <table:table-row table:style-name="ro2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ámské_jazyky" xlink:type="simple">sá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lejská_sámština" xlink:type="simple">lulejská sámština</text:a></text:p>
          </table:table-cell>
          <table:table-cell office:value-type="string" calcext:value-type="string">
            <text:p>sámegiella </text:p>
          </table:table-cell>
          <table:table-cell/>
        </table:table-row>
        <table:table-row table:style-name="ro2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arská_sámština" xlink:type="simple">inarská sámština</text:a></text:p>
          </table:table-cell>
          <table:table-cell office:value-type="string" calcext:value-type="string">
            <text:p>säämegiella </text:p>
          </table:table-cell>
          <table:table-cell/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 </text:p>
          </table:table-cell>
          <table:table-cell/>
        </table:table-row>
        <table:table-row table:style-name="ro2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koltská_sámština" xlink:type="simple">skoltská sámština</text:a></text:p>
          </table:table-cell>
          <table:table-cell office:value-type="string" calcext:value-type="string">
            <text:p>sääʼmǩiõll </text:p>
          </table:table-cell>
          <table:table-cell/>
        </table:table-row>
        <table:table-row table:style-name="ro2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 </text:p>
          </table:table-cell>
          <table:table-cell/>
        </table:table-row>
        <table:table-row table:style-name="ro14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سنڌي، سندھی, सिन्धी </text:p>
          </table:table-cell>
          <table:table-cell/>
        </table:table-row>
        <table:table-row table:style-name="ro1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inkština&amp;action=edit&amp;redlink=1" xlink:type="simple">soninkština</text:a></text:p>
          </table:table-cell>
          <table:table-cell office:value-type="string" calcext:value-type="string">
            <text:p>Soninkanxaane </text:p>
          </table:table-cell>
          <table:table-cell/>
        </table:table-row>
        <table:table-row table:style-name="ro2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ghdština&amp;action=edit&amp;redlink=1" xlink:type="simple">soghd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, af Soomaali </text:p>
          </table:table-cell>
          <table:table-cell/>
        </table:table-row>
        <table:table-row table:style-name="ro2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gajské_jazyky&amp;action=edit&amp;redlink=1" xlink:type="simple">song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<text:a xlink:href="https://cs.wikipedia.org/w/index.php?title=Jižní_sotština&amp;action=edit&amp;redlink=1" xlink:type="simple">jižní sotština</text:a></text:p>
          </table:table-cell>
          <table:table-cell office:value-type="string" calcext:value-type="string">
            <text:p>Sesotho 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cs.wikipedia.org/wiki/Španělština" xlink:type="simple">španělština</text:a>, kastilština</text:p>
          </table:table-cell>
          <table:table-cell office:value-type="string" calcext:value-type="string">
            <text:p>español, castellano </text:p>
          </table:table-cell>
          <table:table-cell/>
        </table:table-row>
        <table:table-row table:style-name="ro2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cs.wikipedia.org/wiki/Sardinština" xlink:type="simple">sardinština</text:a></text:p>
          </table:table-cell>
          <table:table-cell office:value-type="string" calcext:value-type="string">
            <text:p>sard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ranan&amp;action=edit&amp;redlink=1" xlink:type="simple">sranan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, srpski jezik </text:p>
          </table:table-cell>
          <table:table-cell/>
        </table:table-row>
        <table:table-row table:style-name="ro2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rerština&amp;action=edit&amp;redlink=1" xlink:type="simple">sere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losaharské_jazyky" xlink:type="simple">nilosaha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 </text:p>
          </table:table-cell>
          <table:table-cell/>
        </table:table-row>
        <table:table-row table:style-name="ro2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kumské_jazyky&amp;action=edit&amp;redlink=1" xlink:type="simple">sukumské jazyky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<text:a xlink:href="https://cs.wikipedia.org/wiki/Sundánština" xlink:type="simple">sundánština</text:a></text:p>
          </table:table-cell>
          <table:table-cell office:value-type="string" calcext:value-type="string">
            <text:p>basa Sunda </text:p>
          </table:table-cell>
          <table:table-cell/>
        </table:table-row>
        <table:table-row table:style-name="ro2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su&amp;action=edit&amp;redlink=1" xlink:type="simple">susu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umerština" xlink:type="simple">sumerština</text:a></text:p>
          </table:table-cell>
          <table:table-cell office:value-type="string" calcext:value-type="string">
            <text:p>eme-ĝir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 </text:p>
          </table:table-cell>
          <table:table-cell/>
        </table:table-row>
        <table:table-row table:style-name="ro1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syrština&amp;action=edit&amp;redlink=1" xlink:type="simple">klasická sy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yrština" xlink:type="simple">syrština</text:a> (Northeastern Neo-Aramaic)</text:p>
          </table:table-cell>
          <table:table-cell office:value-type="string" calcext:value-type="string">
            <text:p>ܣܘܪܝܝܐ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te reo Tahiti, te reo Māʼohi </text:p>
          </table:table-cell>
          <table:table-cell/>
        </table:table-row>
        <table:table-row table:style-name="ro2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ajské_jazyky&amp;action=edit&amp;redlink=1" xlink:type="simple">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 </text:p>
          </table:table-cell>
          <table:table-cell/>
        </table:table-row>
        <table:table-row table:style-name="ro11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, tatarça, تاتارچا </text:p>
          </table:table-cell>
          <table:table-cell/>
        </table:table-row>
        <table:table-row table:style-name="ro6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 </text:p>
          </table:table-cell>
          <table:table-cell/>
        </table:table-row>
        <table:table-row table:style-name="ro2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mneština&amp;action=edit&amp;redlink=1" xlink:type="simple">temne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renština&amp;action=edit&amp;redlink=1" xlink:type="simple">tere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tunština&amp;action=edit&amp;redlink=1" xlink:type="simple">tetunština</text:a></text:p>
          </table:table-cell>
          <table:table-cell office:value-type="string" calcext:value-type="string">
            <text:p>Tetun </text:p>
          </table:table-cell>
          <table:table-cell/>
        </table:table-row>
        <table:table-row table:style-name="ro12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, تاجیکی </text:p>
          </table:table-cell>
          <table:table-cell/>
        </table:table-row>
        <table:table-row table:style-name="ro15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Wikang Tagalog, ᜏᜒᜃᜅ᜔ ᜆᜄᜎᜓᜄ᜔ </text:p>
          </table:table-cell>
          <table:table-cell/>
        </table:table-row>
        <table:table-row table:style-name="ro6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ภาษาไทย </text:p>
          </table:table-cell>
          <table:table-cell/>
        </table:table-row>
        <table:table-row table:style-name="ro6">
          <table:table-cell office:value-type="string" calcext:value-type="string">
            <text:p>tib/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 </text:p>
          </table:table-cell>
          <table:table-cell/>
        </table:table-row>
        <table:table-row table:style-name="ro2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gre" xlink:type="simple">tigre</text:a></text:p>
          </table:table-cell>
          <table:table-cell office:value-type="string" calcext:value-type="string">
            <text:p>Tigré, Khasa </text:p>
          </table:table-cell>
          <table:table-cell/>
        </table:table-row>
        <table:table-row table:style-name="ro6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 </text:p>
          </table:table-cell>
          <table:table-cell/>
        </table:table-row>
        <table:table-row table:style-name="ro2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ivština&amp;action=edit&amp;redlink=1" xlink:type="simple">tiv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elauština&amp;action=edit&amp;redlink=1" xlink:type="simple">tokelauština</text:a></text:p>
          </table:table-cell>
          <table:table-cell office:value-type="string" calcext:value-type="string">
            <text:p>Tokelau </text:p>
          </table:table-cell>
          <table:table-cell/>
        </table:table-row>
        <table:table-row table:style-name="ro1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lingon" xlink:type="simple">klingon</text:a>, tlhIngan-Hol</text:p>
          </table:table-cell>
          <table:table-cell office:value-type="string" calcext:value-type="string">
            <text:p>tlhIngan Hol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lingit&amp;action=edit&amp;redlink=1" xlink:type="simple">tlingit</text:a></text:p>
          </table:table-cell>
          <table:table-cell office:value-type="string" calcext:value-type="string">
            <text:p>Lingít </text:p>
          </table:table-cell>
          <table:table-cell/>
        </table:table-row>
        <table:table-row table:style-name="ro2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aréžština&amp;action=edit&amp;redlink=1" xlink:type="simple">tuaréžština</text:a></text:p>
          </table:table-cell>
          <table:table-cell office:value-type="string" calcext:value-type="string">
            <text:p>Tamajeq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ngština_(Malawi)&amp;action=edit&amp;redlink=1" xlink:type="simple">tongština (Malawi)</text:a></text:p>
          </table:table-cell>
          <table:table-cell office:value-type="string" calcext:value-type="string">
            <text:p>chiTonga </text:p>
          </table:table-cell>
          <table:table-cell/>
        </table:table-row>
        <table:table-row table:style-name="ro2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a xlink:href="https://cs.wikipedia.org/wiki/Tongánština" xlink:type="simple">tongánština</text:a></text:p>
          </table:table-cell>
          <table:table-cell office:value-type="string" calcext:value-type="string">
            <text:p>faka-Tonga </text:p>
          </table:table-cell>
          <table:table-cell/>
        </table:table-row>
        <table:table-row table:style-name="ro2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_pisin&amp;action=edit&amp;redlink=1" xlink:type="simple">tok pisin</text:a></text:p>
          </table:table-cell>
          <table:table-cell office:value-type="string" calcext:value-type="string">
            <text:p>Tok Pisin </text:p>
          </table:table-cell>
          <table:table-cell/>
        </table:table-row>
        <table:table-row table:style-name="ro2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imšjan&amp;action=edit&amp;redlink=1" xlink:type="simple">cimšja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<text:a xlink:href="https://cs.wikipedia.org/wiki/Čvanština" xlink:type="simple">čvanština</text:a></text:p>
          </table:table-cell>
          <table:table-cell office:value-type="string" calcext:value-type="string">
            <text:p>Setswana </text:p>
          </table:table-cell>
          <table:table-cell/>
        </table:table-row>
        <table:table-row table:style-name="ro2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 </text:p>
          </table:table-cell>
          <table:table-cell/>
        </table:table-row>
        <table:table-row table:style-name="ro2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Түркмен </text:p>
          </table:table-cell>
          <table:table-cell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mbučtina&amp;action=edit&amp;redlink=1" xlink:type="simple">tumbučtina</text:a></text:p>
          </table:table-cell>
          <table:table-cell office:value-type="string" calcext:value-type="string">
            <text:p>chiTumbuka </text:p>
          </table:table-cell>
          <table:table-cell/>
        </table:table-row>
        <table:table-row table:style-name="ro2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tupí&amp;action=edit&amp;redlink=1" xlink:type="simple">jazyky tupí</text:a></text:p>
          </table:table-cell>
          <table:table-cell office:value-type="string" calcext:value-type="string">
            <text:p>Nheengatu </text:p>
          </table:table-cell>
          <table:table-cell/>
        </table:table-row>
        <table:table-row table:style-name="ro2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 </text:p>
          </table:table-cell>
          <table:table-cell/>
        </table:table-row>
        <table:table-row table:style-name="ro2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tajské_jazyky" xlink:type="simple">al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alština" xlink:type="simple">tuvalština</text:a></text:p>
          </table:table-cell>
          <table:table-cell office:value-type="string" calcext:value-type="string">
            <text:p>'gana Tuvalu </text:p>
          </table:table-cell>
          <table:table-cell/>
        </table:table-row>
        <table:table-row table:style-name="ro2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ština" xlink:type="simple">tuvština</text:a></text:p>
          </table:table-cell>
          <table:table-cell office:value-type="string" calcext:value-type="string">
            <text:p>тыва дыл </text:p>
          </table:table-cell>
          <table:table-cell/>
        </table:table-row>
        <table:table-row table:style-name="ro2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dmurtština" xlink:type="simple">udmurtština</text:a></text:p>
          </table:table-cell>
          <table:table-cell office:value-type="string" calcext:value-type="string">
            <text:p>удмурт кыл </text:p>
          </table:table-cell>
          <table:table-cell/>
        </table:table-row>
        <table:table-row table:style-name="ro2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aritština" xlink:type="simple">ugar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1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<text:a xlink:href="https://cs.wikipedia.org/wiki/Ujgurština" xlink:type="simple">ujgurština</text:a>, Uyghur</text:p>
          </table:table-cell>
          <table:table-cell office:value-type="string" calcext:value-type="string">
            <text:p>Uyƣurqə, Uyğurçe, ئۇيغۇرچ 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 </text:p>
          </table:table-cell>
          <table:table-cell/>
        </table:table-row>
        <table:table-row table:style-name="ro2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Umbundu&amp;action=edit&amp;redlink=1" xlink:type="simple">umbundu</text:a></text:p>
          </table:table-cell>
          <table:table-cell office:value-type="string" calcext:value-type="string">
            <text:p>úmbúndú 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rčený jazyk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اردو </text:p>
          </table:table-cell>
          <table:table-cell/>
        </table:table-row>
        <table:table-row table:style-name="ro12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, Ўзбек, أۇزبېك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ajština&amp;action=edit&amp;redlink=1" xlink:type="simple">va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cs.wikipedia.org/w/index.php?title=Vendština&amp;action=edit&amp;redlink=1" xlink:type="simple">vendština</text:a></text:p>
          </table:table-cell>
          <table:table-cell office:value-type="string" calcext:value-type="string">
            <text:p>Tshivenḓa </text:p>
          </table:table-cell>
          <table:table-cell/>
        </table:table-row>
        <table:table-row table:style-name="ro2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 </text:p>
          </table:table-cell>
          <table:table-cell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Votština" xlink:type="simple">votština</text:a></text:p>
          </table:table-cell>
          <table:table-cell office:value-type="string" calcext:value-type="string">
            <text:p>vaďa tšeeli </text:p>
          </table:table-cell>
          <table:table-cell/>
        </table:table-row>
        <table:table-row table:style-name="ro2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kašské_jazyky&amp;action=edit&amp;redlink=1" xlink:type="simple">waka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olaytta&amp;action=edit&amp;redlink=1" xlink:type="simple">wolaytt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ray-waray&amp;action=edit&amp;redlink=1" xlink:type="simple">waray-waray</text:a></text:p>
          </table:table-cell>
          <table:table-cell office:value-type="string" calcext:value-type="string">
            <text:p>Winaray, Lineyte-Samarnon </text:p>
          </table:table-cell>
          <table:table-cell/>
        </table:table-row>
        <table:table-row table:style-name="ro2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sho&amp;action=edit&amp;redlink=1" xlink:type="simple">wash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wel/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 </text:p>
          </table:table-cell>
          <table:table-cell/>
        </table:table-row>
        <table:table-row table:style-name="ro2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žickosrbské_jazyky" xlink:type="simple">lužickosr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 </text:p>
          </table:table-cell>
          <table:table-cell/>
        </table:table-row>
        <table:table-row table:style-name="ro2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of </text:p>
          </table:table-cell>
          <table:table-cell/>
        </table:table-row>
        <table:table-row table:style-name="ro1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lmyčtina" xlink:type="simple">kalmyčtina</text:a>, oiratština</text:p>
          </table:table-cell>
          <table:table-cell office:value-type="string" calcext:value-type="string">
            <text:p>хальмг келн </text:p>
          </table:table-cell>
          <table:table-cell/>
        </table:table-row>
        <table:table-row table:style-name="ro2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 </text:p>
          </table:table-cell>
          <table:table-cell/>
        </table:table-row>
        <table:table-row table:style-name="ro2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o" xlink:type="simple">jao</text:a></text:p>
          </table:table-cell>
          <table:table-cell office:value-type="string" calcext:value-type="string">
            <text:p><text:a xlink:href="https://cs.wikipedia.org/w/index.php?title=Chiyao&amp;action=edit&amp;redlink=1" xlink:type="simple">Chiyao</text:a> </text:p>
          </table:table-cell>
          <table:table-cell/>
        </table:table-row>
        <table:table-row table:style-name="ro2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pština&amp;action=edit&amp;redlink=1" xlink:type="simple">jap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ייִדי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 </text:p>
          </table:table-cell>
          <table:table-cell/>
        </table:table-row>
        <table:table-row table:style-name="ro2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pické_jazyky&amp;action=edit&amp;redlink=1" xlink:type="simple">jup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potécké_jazyky&amp;action=edit&amp;redlink=1" xlink:type="simple">zapotécké jazyk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ssymbol&amp;action=edit&amp;redlink=1" xlink:type="simple">blissymbol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enaga&amp;action=edit&amp;redlink=1" xlink:type="simple">zenaga</text:a></text:p>
          </table:table-cell>
          <table:table-cell office:value-type="string" calcext:value-type="string">
            <text:p>Tuḍḍungiyya </text:p>
          </table:table-cell>
          <table:table-cell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, Saw cuengh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ndské_jazyky&amp;action=edit&amp;redlink=1" xlink:type="simple">zandské jazyky</text:a></text:p>
          </table:table-cell>
          <table:table-cell office:value-type="string" calcext:value-type="string">
            <text:p>Pazande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 </text:p>
          </table:table-cell>
          <table:table-cell/>
        </table:table-row>
        <table:table-row table:style-name="ro2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uňi&amp;action=edit&amp;redlink=1" xlink:type="simple">zuňi</text:a></text:p>
          </table:table-cell>
          <table:table-cell office:value-type="string" calcext:value-type="string">
            <text:p>Shiwi </text:p>
          </table:table-cell>
          <table:table-cell/>
        </table:table-row>
        <table:table-row table:style-name="ro3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žádný lingvistický obsah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Zazaki" xlink:type="simple">zazaki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</table:table>
      <table:table table:name="ISO-639-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<text:s/>639-2-3alph</text:p>
          </table:table-cell>
          <table:table-cell office:value-type="string" calcext:value-type="string">
            <text:p>639-2-3alph</text:p>
          </table:table-cell>
          <table:table-cell office:value-type="string" calcext:value-type="string">
            <text:p><text:s/>639-2-2alph</text:p>
          </table:table-cell>
          <table:table-cell office:value-type="string" calcext:value-type="string">
            <text:p>lang name</text:p>
          </table:table-cell>
          <table:table-cell office:value-type="string" calcext:value-type="string">
            <text:p>langName2</text:p>
          </table:table-cell>
        </table:table-row>
        <table:table-row table:style-name="ro2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</table:table-row>
        <table:table-row table:style-name="ro2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</table:table-row>
        <table:table-row table:style-name="ro2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</table:table-row>
        <table:table-row table:style-name="ro2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</table:table-row>
        <table:table-row table:style-name="ro2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</table:table-row>
        <table:table-row table:style-name="ro2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</table:table-row>
        <table:table-row table:style-name="ro2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</table:table-row>
        <table:table-row table:style-name="ro2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</table:table-row>
        <table:table-row table:style-name="ro2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</table:table-row>
        <table:table-row table:style-name="ro2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</table:table-row>
        <table:table-row table:style-name="ro2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</table:table-row>
        <table:table-row table:style-name="ro2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</table:table-row>
        <table:table-row table:style-name="ro2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</table:table-row>
        <table:table-row table:style-name="ro2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</table:table-row>
        <table:table-row table:style-name="ro2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</table:table-row>
        <table:table-row table:style-name="ro2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</table:table-row>
        <table:table-row table:style-name="ro2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</table:table-row>
        <table:table-row table:style-name="ro2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</table:table-row>
        <table:table-row table:style-name="ro2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</table:table-row>
        <table:table-row table:style-name="ro2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</table:table-row>
        <table:table-row table:style-name="ro2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</table:table-row>
        <table:table-row table:style-name="ro2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</table:table-row>
        <table:table-row table:style-name="ro2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</table:table-row>
        <table:table-row table:style-name="ro2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</table:table-row>
        <table:table-row table:style-name="ro2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</table:table-row>
        <table:table-row table:style-name="ro2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</table:table-row>
        <table:table-row table:style-name="ro2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</table:table-row>
        <table:table-row table:style-name="ro2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</table:table-row>
        <table:table-row table:style-name="ro2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</table:table-row>
        <table:table-row table:style-name="ro2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</table:table-row>
        <table:table-row table:style-name="ro2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</table:table-row>
        <table:table-row table:style-name="ro2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</table:table-row>
        <table:table-row table:style-name="ro2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</table:table-row>
        <table:table-row table:style-name="ro2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</table:table-row>
        <table:table-row table:style-name="ro2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</table:table-row>
        <table:table-row table:style-name="ro2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</table:table-row>
        <table:table-row table:style-name="ro2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</table:table-row>
        <table:table-row table:style-name="ro2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</table:table-row>
        <table:table-row table:style-name="ro2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</table:table-row>
        <table:table-row table:style-name="ro2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</table:table-row>
        <table:table-row table:style-name="ro2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</table:table-row>
        <table:table-row table:style-name="ro2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</table:table-row>
        <table:table-row table:style-name="ro2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</table:table-row>
        <table:table-row table:style-name="ro2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</table:table-row>
        <table:table-row table:style-name="ro2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</table:table-row>
        <table:table-row table:style-name="ro2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</table:table-row>
        <table:table-row table:style-name="ro2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</table:table-row>
        <table:table-row table:style-name="ro2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</table:table-row>
        <table:table-row table:style-name="ro2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</table:table-row>
        <table:table-row table:style-name="ro2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</table:table-row>
        <table:table-row table:style-name="ro2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</table:table-row>
        <table:table-row table:style-name="ro2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</table:table-row>
        <table:table-row table:style-name="ro2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</table:table-row>
        <table:table-row table:style-name="ro2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</table:table-row>
        <table:table-row table:style-name="ro2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</table:table-row>
        <table:table-row table:style-name="ro2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</table:table-row>
        <table:table-row table:style-name="ro2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</table:table-row>
        <table:table-row table:style-name="ro2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</table:table-row>
        <table:table-row table:style-name="ro2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</table:table-row>
        <table:table-row table:style-name="ro2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</table:table-row>
        <table:table-row table:style-name="ro2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</table:table-row>
        <table:table-row table:style-name="ro2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</table:table-row>
        <table:table-row table:style-name="ro2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</table:table-row>
        <table:table-row table:style-name="ro2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</table:table-row>
        <table:table-row table:style-name="ro2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</table:table-row>
        <table:table-row table:style-name="ro2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</table:table-row>
        <table:table-row table:style-name="ro2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</table:table-row>
        <table:table-row table:style-name="ro2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</table:table-row>
        <table:table-row table:style-name="ro2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</table:table-row>
        <table:table-row table:style-name="ro2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</table:table-row>
        <table:table-row table:style-name="ro2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</table:table-row>
        <table:table-row table:style-name="ro2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</table:table-row>
        <table:table-row table:style-name="ro2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</table:table-row>
        <table:table-row table:style-name="ro2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</table:table-row>
        <table:table-row table:style-name="ro2">
          <table:table-cell office:value-type="string" calcext:value-type="string">
            <text:p>cnr</text:p>
          </table:table-cell>
          <table:table-cell table:number-columns-repeated="2"/>
          <table:table-cell office:value-type="string" calcext:value-type="string">
            <text:p>Montenegrin</text:p>
          </table:table-cell>
          <table:table-cell office:value-type="string" calcext:value-type="string">
            <text:p>monténégrin</text:p>
          </table:table-cell>
        </table:table-row>
        <table:table-row table:style-name="ro2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</table:table-row>
        <table:table-row table:style-name="ro2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</table:table-row>
        <table:table-row table:style-name="ro2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 </text:p>
          </table:table-cell>
          <table:table-cell office:value-type="string" calcext:value-type="string">
            <text:p>créoles et pidgins basés sur le français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 </text:p>
          </table:table-cell>
          <table:table-cell office:value-type="string" calcext:value-type="string">
            <text:p>créoles et pidgins basés sur le portugais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</table:table-row>
        <table:table-row table:style-name="ro2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</table:table-row>
        <table:table-row table:style-name="ro2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 </text:p>
          </table:table-cell>
          <table:table-cell office:value-type="string" calcext:value-type="string">
            <text:p>créoles et pidgins</text:p>
          </table:table-cell>
        </table:table-row>
        <table:table-row table:style-name="ro2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</table:table-row>
        <table:table-row table:style-name="ro2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</table:table-row>
        <table:table-row table:style-name="ro2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</table:table-row>
        <table:table-row table:style-name="ro2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</table:table-row>
        <table:table-row table:style-name="ro2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</table:table-row>
        <table:table-row table:style-name="ro2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</table:table-row>
        <table:table-row table:style-name="ro2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</table:table-row>
        <table:table-row table:style-name="ro2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</table:table-row>
        <table:table-row table:style-name="ro2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</table:table-row>
        <table:table-row table:style-name="ro2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</table:table-row>
        <table:table-row table:style-name="ro2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</table:table-row>
        <table:table-row table:style-name="ro2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</table:table-row>
        <table:table-row table:style-name="ro2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</table:table-row>
        <table:table-row table:style-name="ro2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</table:table-row>
        <table:table-row table:style-name="ro2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</table:table-row>
        <table:table-row table:style-name="ro2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</table:table-row>
        <table:table-row table:style-name="ro2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</table:table-row>
        <table:table-row table:style-name="ro2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</table:table-row>
        <table:table-row table:style-name="ro2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</table:table-row>
        <table:table-row table:style-name="ro2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</table:table-row>
        <table:table-row table:style-name="ro2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</table:table-row>
        <table:table-row table:style-name="ro2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</table:table-row>
        <table:table-row table:style-name="ro2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</table:table-row>
        <table:table-row table:style-name="ro2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</table:table-row>
        <table:table-row table:style-name="ro2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</table:table-row>
        <table:table-row table:style-name="ro2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</table:table-row>
        <table:table-row table:style-name="ro2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</table:table-row>
        <table:table-row table:style-name="ro2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</table:table-row>
        <table:table-row table:style-name="ro2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</table:table-row>
        <table:table-row table:style-name="ro2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</table:table-row>
        <table:table-row table:style-name="ro2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</table:table-row>
        <table:table-row table:style-name="ro2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</table:table-row>
        <table:table-row table:style-name="ro2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</table:table-row>
        <table:table-row table:style-name="ro2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</table:table-row>
        <table:table-row table:style-name="ro2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</table:table-row>
        <table:table-row table:style-name="ro2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</table:table-row>
        <table:table-row table:style-name="ro2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</table:table-row>
        <table:table-row table:style-name="ro2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</table:table-row>
        <table:table-row table:style-name="ro2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</table:table-row>
        <table:table-row table:style-name="ro2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</table:table-row>
        <table:table-row table:style-name="ro2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</table:table-row>
        <table:table-row table:style-name="ro2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</table:table-row>
        <table:table-row table:style-name="ro2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</table:table-row>
        <table:table-row table:style-name="ro2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</table:table-row>
        <table:table-row table:style-name="ro2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</table:table-row>
        <table:table-row table:style-name="ro2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</table:table-row>
        <table:table-row table:style-name="ro2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</table:table-row>
        <table:table-row table:style-name="ro2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</table:table-row>
        <table:table-row table:style-name="ro2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</table:table-row>
        <table:table-row table:style-name="ro2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</table:table-row>
        <table:table-row table:style-name="ro2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</table:table-row>
        <table:table-row table:style-name="ro2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</table:table-row>
        <table:table-row table:style-name="ro2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</table:table-row>
        <table:table-row table:style-name="ro2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</table:table-row>
        <table:table-row table:style-name="ro2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</table:table-row>
        <table:table-row table:style-name="ro2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</table:table-row>
        <table:table-row table:style-name="ro2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</table:table-row>
        <table:table-row table:style-name="ro2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</table:table-row>
        <table:table-row table:style-name="ro2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</table:table-row>
        <table:table-row table:style-name="ro2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</table:table-row>
        <table:table-row table:style-name="ro2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</table:table-row>
        <table:table-row table:style-name="ro2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</table:table-row>
        <table:table-row table:style-name="ro2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</table:table-row>
        <table:table-row table:style-name="ro2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</table:table-row>
        <table:table-row table:style-name="ro2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</table:table-row>
        <table:table-row table:style-name="ro2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</table:table-row>
        <table:table-row table:style-name="ro2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</table:table-row>
        <table:table-row table:style-name="ro2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</table:table-row>
        <table:table-row table:style-name="ro2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</table:table-row>
        <table:table-row table:style-name="ro2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</table:table-row>
        <table:table-row table:style-name="ro2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</table:table-row>
        <table:table-row table:style-name="ro2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</table:table-row>
        <table:table-row table:style-name="ro2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</table:table-row>
        <table:table-row table:style-name="ro2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</table:table-row>
        <table:table-row table:style-name="ro2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</table:table-row>
        <table:table-row table:style-name="ro2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</table:table-row>
        <table:table-row table:style-name="ro2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</table:table-row>
        <table:table-row table:style-name="ro2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</table:table-row>
        <table:table-row table:style-name="ro2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</table:table-row>
        <table:table-row table:style-name="ro2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</table:table-row>
        <table:table-row table:style-name="ro2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</table:table-row>
        <table:table-row table:style-name="ro2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</table:table-row>
        <table:table-row table:style-name="ro2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</table:table-row>
        <table:table-row table:style-name="ro2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</table:table-row>
        <table:table-row table:style-name="ro2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</table:table-row>
        <table:table-row table:style-name="ro2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</table:table-row>
        <table:table-row table:style-name="ro2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</table:table-row>
        <table:table-row table:style-name="ro2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</table:table-row>
        <table:table-row table:style-name="ro2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</table:table-row>
        <table:table-row table:style-name="ro2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</table:table-row>
        <table:table-row table:style-name="ro2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</table:table-row>
        <table:table-row table:style-name="ro2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</table:table-row>
        <table:table-row table:style-name="ro2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</table:table-row>
        <table:table-row table:style-name="ro2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</table:table-row>
        <table:table-row table:style-name="ro2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</table:table-row>
        <table:table-row table:style-name="ro2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</table:table-row>
        <table:table-row table:style-name="ro2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</table:table-row>
        <table:table-row table:style-name="ro2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</table:table-row>
        <table:table-row table:style-name="ro2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</table:table-row>
        <table:table-row table:style-name="ro2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</table:table-row>
        <table:table-row table:style-name="ro2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</table:table-row>
        <table:table-row table:style-name="ro2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</table:table-row>
        <table:table-row table:style-name="ro2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</table:table-row>
        <table:table-row table:style-name="ro2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</table:table-row>
        <table:table-row table:style-name="ro2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</table:table-row>
        <table:table-row table:style-name="ro2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</table:table-row>
        <table:table-row table:style-name="ro2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</table:table-row>
        <table:table-row table:style-name="ro2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</table:table-row>
        <table:table-row table:style-name="ro2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</table:table-row>
        <table:table-row table:style-name="ro2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</table:table-row>
        <table:table-row table:style-name="ro2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</table:table-row>
        <table:table-row table:style-name="ro2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</table:table-row>
        <table:table-row table:style-name="ro2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</table:table-row>
        <table:table-row table:style-name="ro2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</table:table-row>
        <table:table-row table:style-name="ro2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</table:table-row>
        <table:table-row table:style-name="ro2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</table:table-row>
        <table:table-row table:style-name="ro2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</table:table-row>
        <table:table-row table:style-name="ro2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</table:table-row>
        <table:table-row table:style-name="ro2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</table:table-row>
        <table:table-row table:style-name="ro2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</table:table-row>
        <table:table-row table:style-name="ro2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</table:table-row>
        <table:table-row table:style-name="ro2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</table:table-row>
        <table:table-row table:style-name="ro2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</table:table-row>
        <table:table-row table:style-name="ro2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</table:table-row>
        <table:table-row table:style-name="ro2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</table:table-row>
        <table:table-row table:style-name="ro2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</table:table-row>
        <table:table-row table:style-name="ro2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</table:table-row>
        <table:table-row table:style-name="ro2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</table:table-row>
        <table:table-row table:style-name="ro2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</table:table-row>
        <table:table-row table:style-name="ro2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</table:table-row>
        <table:table-row table:style-name="ro2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</table:table-row>
        <table:table-row table:style-name="ro2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</table:table-row>
        <table:table-row table:style-name="ro2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</table:table-row>
        <table:table-row table:style-name="ro2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</table:table-row>
        <table:table-row table:style-name="ro2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</table:table-row>
        <table:table-row table:style-name="ro2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</table:table-row>
        <table:table-row table:style-name="ro2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</table:table-row>
        <table:table-row table:style-name="ro2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</table:table-row>
        <table:table-row table:style-name="ro2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</table:table-row>
        <table:table-row table:style-name="ro2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</table:table-row>
        <table:table-row table:style-name="ro2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</table:table-row>
        <table:table-row table:style-name="ro2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</table:table-row>
        <table:table-row table:style-name="ro2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</table:table-row>
        <table:table-row table:style-name="ro2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</table:table-row>
        <table:table-row table:style-name="ro2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</table:table-row>
        <table:table-row table:style-name="ro2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</table:table-row>
        <table:table-row table:style-name="ro2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</table:table-row>
        <table:table-row table:style-name="ro2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</table:table-row>
        <table:table-row table:style-name="ro2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</table:table-row>
        <table:table-row table:style-name="ro2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</table:table-row>
        <table:table-row table:style-name="ro2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</table:table-row>
        <table:table-row table:style-name="ro2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</table:table-row>
        <table:table-row table:style-name="ro2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</table:table-row>
        <table:table-row table:style-name="ro2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</table:table-row>
        <table:table-row table:style-name="ro2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</table:table-row>
        <table:table-row table:style-name="ro2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</table:table-row>
        <table:table-row table:style-name="ro2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</table:table-row>
        <table:table-row table:style-name="ro2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</table:table-row>
        <table:table-row table:style-name="ro2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</table:table-row>
        <table:table-row table:style-name="ro2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</table:table-row>
        <table:table-row table:style-name="ro2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</table:table-row>
        <table:table-row table:style-name="ro2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</table:table-row>
        <table:table-row table:style-name="ro2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</table:table-row>
        <table:table-row table:style-name="ro2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</table:table-row>
        <table:table-row table:style-name="ro2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</table:table-row>
        <table:table-row table:style-name="ro2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</table:table-row>
        <table:table-row table:style-name="ro2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</table:table-row>
        <table:table-row table:style-name="ro2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</table:table-row>
        <table:table-row table:style-name="ro2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</table:table-row>
        <table:table-row table:style-name="ro2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</table:table-row>
        <table:table-row table:style-name="ro2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</table:table-row>
        <table:table-row table:style-name="ro2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</table:table-row>
        <table:table-row table:style-name="ro2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</table:table-row>
        <table:table-row table:style-name="ro2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</table:table-row>
        <table:table-row table:style-name="ro2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</table:table-row>
        <table:table-row table:style-name="ro2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</table:table-row>
        <table:table-row table:style-name="ro2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</table:table-row>
        <table:table-row table:style-name="ro2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</table:table-row>
        <table:table-row table:style-name="ro2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</table:table-row>
        <table:table-row table:style-name="ro2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</table:table-row>
        <table:table-row table:style-name="ro2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</table:table-row>
        <table:table-row table:style-name="ro2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</table:table-row>
        <table:table-row table:style-name="ro2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</table:table-row>
        <table:table-row table:style-name="ro2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</table:table-row>
        <table:table-row table:style-name="ro2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</table:table-row>
        <table:table-row table:style-name="ro2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</table:table-row>
        <table:table-row table:style-name="ro2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</table:table-row>
        <table:table-row table:style-name="ro2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</table:table-row>
        <table:table-row table:style-name="ro2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</table:table-row>
        <table:table-row table:style-name="ro2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</table:table-row>
        <table:table-row table:style-name="ro2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</table:table-row>
        <table:table-row table:style-name="ro2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</table:table-row>
        <table:table-row table:style-name="ro2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</table:table-row>
        <table:table-row table:style-name="ro2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</table:table-row>
        <table:table-row table:style-name="ro2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</table:table-row>
        <table:table-row table:style-name="ro2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</table:table-row>
        <table:table-row table:style-name="ro2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</table:table-row>
        <table:table-row table:style-name="ro2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</table:table-row>
        <table:table-row table:style-name="ro2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</table:table-row>
        <table:table-row table:style-name="ro2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</table:table-row>
        <table:table-row table:style-name="ro2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</table:table-row>
        <table:table-row table:style-name="ro2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</table:table-row>
        <table:table-row table:style-name="ro2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</table:table-row>
        <table:table-row table:style-name="ro2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</table:table-row>
        <table:table-row table:style-name="ro2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</table:table-row>
        <table:table-row table:style-name="ro2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</table:table-row>
        <table:table-row table:style-name="ro2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</table:table-row>
        <table:table-row table:style-name="ro2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</table:table-row>
        <table:table-row table:style-name="ro2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</table:table-row>
        <table:table-row table:style-name="ro2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</table:table-row>
        <table:table-row table:style-name="ro2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</table:table-row>
        <table:table-row table:style-name="ro2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</table:table-row>
        <table:table-row table:style-name="ro2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</table:table-row>
        <table:table-row table:style-name="ro2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</table:table-row>
        <table:table-row table:style-name="ro2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</table:table-row>
        <table:table-row table:style-name="ro2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</table:table-row>
        <table:table-row table:style-name="ro2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</table:table-row>
        <table:table-row table:style-name="ro2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</table:table-row>
        <table:table-row table:style-name="ro2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</table:table-row>
        <table:table-row table:style-name="ro2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</table:table-row>
        <table:table-row table:style-name="ro2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</table:table-row>
        <table:table-row table:style-name="ro2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</table:table-row>
        <table:table-row table:style-name="ro2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</table:table-row>
        <table:table-row table:style-name="ro2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</table:table-row>
        <table:table-row table:style-name="ro2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</table:table-row>
        <table:table-row table:style-name="ro2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</table:table-row>
        <table:table-row table:style-name="ro2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</table:table-row>
        <table:table-row table:style-name="ro2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</table:table-row>
        <table:table-row table:style-name="ro2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</table:table-row>
        <table:table-row table:style-name="ro2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</table:table-row>
        <table:table-row table:style-name="ro2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</table:table-row>
        <table:table-row table:style-name="ro2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</table:table-row>
        <table:table-row table:style-name="ro2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</table:table-row>
        <table:table-row table:style-name="ro2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</table:table-row>
        <table:table-row table:style-name="ro2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</table:table-row>
        <table:table-row table:style-name="ro2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</table:table-row>
        <table:table-row table:style-name="ro2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</table:table-row>
        <table:table-row table:style-name="ro2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</table:table-row>
        <table:table-row table:style-name="ro2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</table:table-row>
        <table:table-row table:style-name="ro2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</table:table-row>
        <table:table-row table:style-name="ro2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</table:table-row>
        <table:table-row table:style-name="ro2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</table:table-row>
        <table:table-row table:style-name="ro2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</table:table-row>
        <table:table-row table:style-name="ro2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</table:table-row>
        <table:table-row table:style-name="ro2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</table:table-row>
        <table:table-row table:style-name="ro2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</table:table-row>
        <table:table-row table:style-name="ro2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</table:table-row>
        <table:table-row table:style-name="ro2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</table:table-row>
        <table:table-row table:style-name="ro2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</table:table-row>
        <table:table-row table:style-name="ro2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</table:table-row>
        <table:table-row table:style-name="ro2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</table:table-row>
        <table:table-row table:style-name="ro2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</table:table-row>
        <table:table-row table:style-name="ro2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</table:table-row>
        <table:table-row table:style-name="ro2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</table:table-row>
        <table:table-row table:style-name="ro2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</table:table-row>
        <table:table-row table:style-name="ro2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</table:table-row>
        <table:table-row table:style-name="ro2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</table:table-row>
        <table:table-row table:style-name="ro2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</table:table-row>
        <table:table-row table:style-name="ro2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</table:table-row>
        <table:table-row table:style-name="ro2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</table:table-row>
        <table:table-row table:style-name="ro2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</table:table-row>
        <table:table-row table:style-name="ro2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</table:table-row>
        <table:table-row table:style-name="ro2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</table:table-row>
        <table:table-row table:style-name="ro2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</table:table-row>
        <table:table-row table:style-name="ro2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</table:table-row>
        <table:table-row table:style-name="ro2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</table:table-row>
        <table:table-row table:style-name="ro2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</table:table-row>
        <table:table-row table:style-name="ro2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</table:table-row>
        <table:table-row table:style-name="ro2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</table:table-row>
        <table:table-row table:style-name="ro2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</table:table-row>
        <table:table-row table:style-name="ro2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</table:table-row>
        <table:table-row table:style-name="ro2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</table:table-row>
        <table:table-row table:style-name="ro2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</table:table-row>
        <table:table-row table:style-name="ro2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</table:table-row>
        <table:table-row table:style-name="ro2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</table:table-row>
        <table:table-row table:style-name="ro2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</table:table-row>
        <table:table-row table:style-name="ro2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</table:table-row>
        <table:table-row table:style-name="ro2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</table:table-row>
        <table:table-row table:style-name="ro2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</table:table-row>
        <table:table-row table:style-name="ro2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</table:table-row>
        <table:table-row table:style-name="ro2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</table:table-row>
        <table:table-row table:style-name="ro2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</table:table-row>
        <table:table-row table:style-name="ro2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</table:table-row>
        <table:table-row table:style-name="ro2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</table:table-row>
        <table:table-row table:style-name="ro2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</table:table-row>
        <table:table-row table:style-name="ro2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</table:table-row>
        <table:table-row table:style-name="ro2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</table:table-row>
        <table:table-row table:style-name="ro2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</table:table-row>
        <table:table-row table:style-name="ro2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</table:table-row>
        <table:table-row table:style-name="ro2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</table:table-row>
        <table:table-row table:style-name="ro2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</table:table-row>
        <table:table-row table:style-name="ro2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</table:table-row>
        <table:table-row table:style-name="ro2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</table:table-row>
        <table:table-row table:style-name="ro2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</table:table-row>
        <table:table-row table:style-name="ro2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</table:table-row>
        <table:table-row table:style-name="ro2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</table:table-row>
        <table:table-row table:style-name="ro2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</table:table-row>
        <table:table-row table:style-name="ro2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</table:table-row>
        <table:table-row table:style-name="ro2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</table:table-row>
        <table:table-row table:style-name="ro2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</table:table-row>
        <table:table-row table:style-name="ro2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</table:table-row>
        <table:table-row table:style-name="ro2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</table:table-row>
        <table:table-row table:style-name="ro2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</table:table-row>
        <table:table-row table:style-name="ro2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</table:table-row>
        <table:table-row table:style-name="ro2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</table:table-row>
        <table:table-row table:style-name="ro2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</table:table-row>
        <table:table-row table:style-name="ro2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</table:table-row>
        <table:table-row table:style-name="ro2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</table:table-row>
        <table:table-row table:style-name="ro2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</table:table-row>
        <table:table-row table:style-name="ro2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</table:table-row>
        <table:table-row table:style-name="ro2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</table:table-row>
        <table:table-row table:style-name="ro2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</table:table-row>
        <table:table-row table:style-name="ro2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</table:table-row>
        <table:table-row table:style-name="ro2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</table:table-row>
        <table:table-row table:style-name="ro2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</table:table-row>
        <table:table-row table:style-name="ro2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</table:table-row>
        <table:table-row table:style-name="ro2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</table:table-row>
        <table:table-row table:style-name="ro2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</table:table-row>
        <table:table-row table:style-name="ro2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</table:table-row>
        <table:table-row table:style-name="ro2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</table:table-row>
        <table:table-row table:style-name="ro2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</table:table-row>
        <table:table-row table:style-name="ro2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</table:table-row>
        <table:table-row table:style-name="ro2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</table:table-row>
        <table:table-row table:style-name="ro2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</table:table-row>
        <table:table-row table:style-name="ro2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</table:table-row>
        <table:table-row table:style-name="ro2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</table:table-row>
        <table:table-row table:style-name="ro2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</table:table-row>
        <table:table-row table:style-name="ro2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</table:table-row>
        <table:table-row table:style-name="ro2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</table:table-row>
        <table:table-row table:style-name="ro2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</table:table-row>
        <table:table-row table:style-name="ro2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</table:table-row>
        <table:table-row table:style-name="ro2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</table:table-row>
        <table:table-row table:style-name="ro2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</table:table-row>
        <table:table-row table:style-name="ro2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</table:table-row>
        <table:table-row table:style-name="ro2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 style:data-style-name="N2" text:time-value="16:19:43.87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52:23.900000000</meta:creation-date>
    <dc:date>2019-02-28T16:22:28.368000000</dc:date>
    <meta:editing-duration>PT5H11M41S</meta:editing-duration>
    <meta:editing-cycles>4</meta:editing-cycles>
    <meta:generator>LibreOffice/6.1.3.2$Windows_X86_64 LibreOffice_project/86daf60bf00efa86ad547e59e09d6bb77c699acb</meta:generator>
    <meta:document-statistic meta:table-count="5" meta:cell-count="6851" meta:object-count="0"/>
  </office:meta>
</office:document-meta>
</file>